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0.871cm"/>
    </style:style>
    <style:style style:name="co7" style:family="table-column">
      <style:table-column-properties fo:break-before="auto" style:column-width="0.679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3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10">
      <style:table-cell-properties fo:background-color="transparen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10">
      <style:table-cell-properties fo:background-color="#66ff66"/>
    </style:style>
    <style:style style:name="ce12" style:family="table-cell" style:parent-style-name="Default" style:data-style-name="N110">
      <style:table-cell-properties fo:background-color="#ffff00"/>
    </style:style>
    <style:style style:name="ce13" style:family="table-cell" style:parent-style-name="Default" style:data-style-name="N110"/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5" style:family="table-cell" style:parent-style-name="Default" style:data-style-name="N110">
      <style:table-cell-properties fo:background-color="#ffff66"/>
    </style:style>
    <style:style style:name="ce16" style:family="table-cell" style:parent-style-name="Default" style:data-style-name="N110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All tests were carried out 5 times and the best time was chosen in each case</text:p>
          </table:table-cell>
          <table:covered-table-cell table:number-columns-repeated="16"/>
          <table:table-cell table:number-columns-repeated="1007"/>
        </table:table-row>
        <table:table-row table:style-name="ro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CPU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float" office:value="5000" calcext:value-type="float">
            <text:p>5000</text:p>
          </table:table-cell>
          <table:table-cell table:style-name="ce6" office:value-type="string" calcext:value-type="string">
            <text:p>Float</text:p>
          </table:table-cell>
          <table:table-cell office:value-type="float" office:value="3.386103" calcext:value-type="float">
            <text:p>3.386103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6" office:value-type="string" calcext:value-type="string">
            <text:p>Double</text:p>
          </table:table-cell>
          <table:table-cell office:value-type="float" office:value="4.304209" calcext:value-type="float">
            <text:p>4.304209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6"/>
          <table:table-cell table:number-columns-repeated="1022"/>
        </table:table-row>
        <table:table-row table:style-name="ro4">
          <table:table-cell table:style-name="ce3" office:value-type="float" office:value="8192" calcext:value-type="float">
            <text:p>8192</text:p>
          </table:table-cell>
          <table:table-cell table:style-name="ce6" office:value-type="string" calcext:value-type="string">
            <text:p>Float</text:p>
          </table:table-cell>
          <table:table-cell office:value-type="float" office:value="9.009487" calcext:value-type="float">
            <text:p>9.009487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6" office:value-type="string" calcext:value-type="string">
            <text:p>Double</text:p>
          </table:table-cell>
          <table:table-cell office:value-type="float" office:value="11.282924" calcext:value-type="float">
            <text:p>11.282924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6"/>
          <table:table-cell table:number-columns-repeated="1022"/>
        </table:table-row>
        <table:table-row table:style-name="ro4">
          <table:table-cell table:style-name="ce3" office:value-type="float" office:value="10000" calcext:value-type="float">
            <text:p>10000</text:p>
          </table:table-cell>
          <table:table-cell table:style-name="ce6" office:value-type="string" calcext:value-type="string">
            <text:p>Float</text:p>
          </table:table-cell>
          <table:table-cell office:value-type="float" office:value="13.333466" calcext:value-type="float">
            <text:p>13.333466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6" office:value-type="string" calcext:value-type="string">
            <text:p>Double</text:p>
          </table:table-cell>
          <table:table-cell office:value-type="float" office:value="16.626005" calcext:value-type="float">
            <text:p>16.626005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6"/>
          <table:table-cell table:number-columns-repeated="1022"/>
        </table:table-row>
        <table:table-row table:style-name="ro4">
          <table:table-cell table:style-name="ce3" office:value-type="float" office:value="16384" calcext:value-type="float">
            <text:p>16384</text:p>
          </table:table-cell>
          <table:table-cell table:style-name="ce6" office:value-type="string" calcext:value-type="string">
            <text:p>Float</text:p>
          </table:table-cell>
          <table:table-cell office:value-type="float" office:value="35.461631" calcext:value-type="float">
            <text:p>35.461631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6" office:value-type="string" calcext:value-type="string">
            <text:p>Double</text:p>
          </table:table-cell>
          <table:table-cell office:value-type="float" office:value="44.050866" calcext:value-type="float">
            <text:p>44.050866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6"/>
          <table:table-cell table:number-columns-repeated="1022"/>
        </table:table-row>
        <table:table-row table:style-name="ro4">
          <table:table-cell table:style-name="ce3" office:value-type="float" office:value="20000" calcext:value-type="float">
            <text:p>20000</text:p>
          </table:table-cell>
          <table:table-cell table:style-name="ce6" office:value-type="string" calcext:value-type="string">
            <text:p>Float</text:p>
          </table:table-cell>
          <table:table-cell office:value-type="float" office:value="52.558169" calcext:value-type="float">
            <text:p>52.558169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6" office:value-type="string" calcext:value-type="string">
            <text:p>Double</text:p>
          </table:table-cell>
          <table:table-cell office:value-type="float" office:value="65.189727" calcext:value-type="float">
            <text:p>65.189727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GPU</text:p>
          </table:table-cell>
          <table:table-cell table:number-columns-repeated="18"/>
          <table:table-cell table:style-name="ce4" office:value-type="string" calcext:value-type="string">
            <text:p>Note: The shared memory is exceeded if block size of 1024, so the code must be modified in order for the rest to compile</text:p>
          </table:table-cell>
          <table:table-cell table:number-columns-repeated="1004"/>
        </table:table-row>
        <table:table-row table:style-name="ro3">
          <table:table-cell table:style-name="ce4"/>
          <table:table-cell/>
          <table:table-cell table:style-name="ce4" table:number-columns-repeated="2"/>
          <table:table-cell table:style-name="ce7" office:value-type="float" office:value="128" calcext:value-type="float" table:number-columns-spanned="2" table:number-rows-spanned="1">
            <text:p>128</text:p>
          </table:table-cell>
          <table:covered-table-cell table:style-name="ce4"/>
          <table:table-cell table:style-name="ce4"/>
          <table:table-cell table:style-name="ce7" office:value-type="float" office:value="32" calcext:value-type="float" table:number-columns-spanned="2" table:number-rows-spanned="1">
            <text:p>32</text:p>
          </table:table-cell>
          <table:covered-table-cell table:style-name="ce4"/>
          <table:table-cell table:style-name="ce4"/>
          <table:table-cell table:style-name="ce7" office:value-type="float" office:value="64" calcext:value-type="float" table:number-columns-spanned="2" table:number-rows-spanned="1">
            <text:p>64</text:p>
          </table:table-cell>
          <table:covered-table-cell table:style-name="ce4"/>
          <table:table-cell table:style-name="ce4"/>
          <table:table-cell table:style-name="ce7" office:value-type="float" office:value="256" calcext:value-type="float" table:number-columns-spanned="2" table:number-rows-spanned="1">
            <text:p>256</text:p>
          </table:table-cell>
          <table:covered-table-cell table:style-name="ce4"/>
          <table:table-cell table:style-name="ce4"/>
          <table:table-cell table:style-name="ce7" office:value-type="float" office:value="512" calcext:value-type="float" table:number-columns-spanned="2" table:number-rows-spanned="1">
            <text:p>512</text:p>
          </table:table-cell>
          <table:covered-table-cell table:style-name="ce4"/>
          <table:table-cell table:style-name="ce4"/>
          <table:table-cell table:style-name="ce7" office:value-type="float" office:value="1024" calcext:value-type="float" table:number-columns-spanned="2" table:number-rows-spanned="1">
            <text:p>1024</text:p>
          </table:table-cell>
          <table:covered-table-cell table:style-name="ce4"/>
          <table:table-cell table:style-name="ce4" table:number-columns-repeated="1003"/>
        </table:table-row>
        <table:table-row table:style-name="ro5">
          <table:table-cell table:style-name="ce5" office:value-type="float" office:value="20000" calcext:value-type="float">
            <text:p>2000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352158" calcext:value-type="float">
            <text:p>0.352158</text:p>
          </table:table-cell>
          <table:table-cell table:style-name="ce9" table:formula="of:=[.$C$17]/[.E24]" office:value-type="float" office:value="149.245989016294" calcext:value-type="float">
            <text:p>149.2</text:p>
          </table:table-cell>
          <table:table-cell table:style-name="ce10"/>
          <table:table-cell table:style-name="ce10" office:value-type="float" office:value="0.431267" calcext:value-type="float">
            <text:p>0.431267</text:p>
          </table:table-cell>
          <table:table-cell table:style-name="ce9" table:formula="of:=[.$C$17]/[.H24]" office:value-type="float" office:value="121.869210952844" calcext:value-type="float">
            <text:p>121.9</text:p>
          </table:table-cell>
          <table:table-cell table:style-name="ce10"/>
          <table:table-cell table:style-name="ce10" office:value-type="float" office:value="0.374819" calcext:value-type="float">
            <text:p>0.374819</text:p>
          </table:table-cell>
          <table:table-cell table:style-name="ce9" table:formula="of:=[.$C$17]/[.K24]" office:value-type="float" office:value="140.222798203933" calcext:value-type="float">
            <text:p>140.2</text:p>
          </table:table-cell>
          <table:table-cell table:style-name="ce10"/>
          <table:table-cell table:style-name="ce10" office:value-type="float" office:value="0.357822" calcext:value-type="float">
            <text:p>0.357822</text:p>
          </table:table-cell>
          <table:table-cell table:style-name="ce9" table:formula="of:=[.$C$17]/[.N24]" office:value-type="float" office:value="146.8835594234" calcext:value-type="float">
            <text:p>146.9</text:p>
          </table:table-cell>
          <table:table-cell table:style-name="ce10"/>
          <table:table-cell table:style-name="ce10" office:value-type="float" office:value="0.359991" calcext:value-type="float">
            <text:p>0.359991</text:p>
          </table:table-cell>
          <table:table-cell table:style-name="ce9" table:formula="of:=[.$C$17]/[.Q24]" office:value-type="float" office:value="145.998563852985" calcext:value-type="float">
            <text:p>146.0</text:p>
          </table:table-cell>
          <table:table-cell table:style-name="ce10"/>
          <table:table-cell table:style-name="ce10" office:value-type="float" office:value="0.36381" calcext:value-type="float">
            <text:p>0.36381</text:p>
          </table:table-cell>
          <table:table-cell table:style-name="ce9" table:formula="of:=[.$C$17]/[.T24]" office:value-type="float" office:value="144.465982243479" calcext:value-type="float">
            <text:p>144.5</text:p>
          </table:table-cell>
          <table:table-cell/>
          <table:table-cell table:style-name="ce4" office:value-type="string" calcext:value-type="string">
            <text:p>Simple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819976" calcext:value-type="float">
            <text:p>0.819976</text:p>
          </table:table-cell>
          <table:table-cell table:style-name="ce9" table:formula="of:=[.$C$18]/[.E25]" office:value-type="float" office:value="79.5019939607989" calcext:value-type="float">
            <text:p>79.5</text:p>
          </table:table-cell>
          <table:table-cell table:style-name="ce10"/>
          <table:table-cell table:style-name="ce10" office:value-type="float" office:value="0.981268" calcext:value-type="float">
            <text:p>0.981268</text:p>
          </table:table-cell>
          <table:table-cell table:style-name="ce9" table:formula="of:=[.$C$18]/[.H25]" office:value-type="float" office:value="66.4341719081841" calcext:value-type="float">
            <text:p>66.4</text:p>
          </table:table-cell>
          <table:table-cell table:style-name="ce10"/>
          <table:table-cell table:style-name="ce10" office:value-type="float" office:value="0.840308" calcext:value-type="float">
            <text:p>0.840308</text:p>
          </table:table-cell>
          <table:table-cell table:style-name="ce9" table:formula="of:=[.$C$18]/[.K25]" office:value-type="float" office:value="77.5783724539098" calcext:value-type="float">
            <text:p>77.6</text:p>
          </table:table-cell>
          <table:table-cell table:style-name="ce10"/>
          <table:table-cell table:style-name="ce10" office:value-type="float" office:value="0.824301" calcext:value-type="float">
            <text:p>0.824301</text:p>
          </table:table-cell>
          <table:table-cell table:style-name="ce9" table:formula="of:=[.$C$18]/[.N25]" office:value-type="float" office:value="79.0848573518654" calcext:value-type="float">
            <text:p>79.1</text:p>
          </table:table-cell>
          <table:table-cell table:style-name="ce10"/>
          <table:table-cell table:style-name="ce10" office:value-type="float" office:value="0.829997" calcext:value-type="float">
            <text:p>0.829997</text:p>
          </table:table-cell>
          <table:table-cell table:style-name="ce9" table:formula="of:=[.$C$18]/[.Q25]" office:value-type="float" office:value="78.5421236462301" calcext:value-type="float">
            <text:p>78.5</text:p>
          </table:table-cell>
          <table:table-cell table:style-name="ce10"/>
          <table:table-cell table:style-name="ce10" office:value-type="float" office:value="0.900376" calcext:value-type="float">
            <text:p>0.900376</text:p>
          </table:table-cell>
          <table:table-cell table:style-name="ce9" table:formula="of:=[.$C$18]/[.T25]" office:value-type="float" office:value="72.4027817267453" calcext:value-type="float">
            <text:p>72.4</text:p>
          </table:table-cell>
          <table:table-cell/>
          <table:table-cell table:style-name="ce4"/>
          <table:table-cell table:number-columns-repeated="1001"/>
        </table:table-row>
        <table:table-row table:style-name="ro3">
          <table:table-cell table:number-columns-repeated="5"/>
          <table:table-cell table:style-name="ce10" table:number-columns-repeated="16"/>
          <table:table-cell/>
          <table:table-cell table:style-name="ce4"/>
          <table:table-cell table:number-columns-repeated="1001"/>
        </table:table-row>
        <table:table-row table:style-name="ro3">
          <table:table-cell/>
          <table:table-cell office:value-type="string" calcext:value-type="string">
            <text:p>Shared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398639" calcext:value-type="float">
            <text:p>0.398639</text:p>
          </table:table-cell>
          <table:table-cell table:style-name="ce9" table:formula="of:=[.$C$17]/[.E27]" office:value-type="float" office:value="131.844021784121" calcext:value-type="float">
            <text:p>131.8</text:p>
          </table:table-cell>
          <table:table-cell table:style-name="ce10"/>
          <table:table-cell table:style-name="ce10" office:value-type="float" office:value="0.481241" calcext:value-type="float">
            <text:p>0.481241</text:p>
          </table:table-cell>
          <table:table-cell table:style-name="ce9" table:formula="of:=[.$C$17]/[.H27]" office:value-type="float" office:value="109.213822180571" calcext:value-type="float">
            <text:p>109.2</text:p>
          </table:table-cell>
          <table:table-cell table:style-name="ce10"/>
          <table:table-cell table:style-name="ce10" office:value-type="float" office:value="0.403351" calcext:value-type="float">
            <text:p>0.403351</text:p>
          </table:table-cell>
          <table:table-cell table:style-name="ce9" table:formula="of:=[.$C$17]/[.K27]" office:value-type="float" office:value="130.303802395432" calcext:value-type="float">
            <text:p>130.3</text:p>
          </table:table-cell>
          <table:table-cell table:style-name="ce10"/>
          <table:table-cell table:style-name="ce10" office:value-type="float" office:value="0.408048" calcext:value-type="float">
            <text:p>0.408048</text:p>
          </table:table-cell>
          <table:table-cell table:style-name="ce9" table:formula="of:=[.$C$17]/[.N27]" office:value-type="float" office:value="128.803888268047" calcext:value-type="float">
            <text:p>128.8</text:p>
          </table:table-cell>
          <table:table-cell table:style-name="ce10"/>
          <table:table-cell table:style-name="ce10" office:value-type="float" office:value="0.416969" calcext:value-type="float">
            <text:p>0.416969</text:p>
          </table:table-cell>
          <table:table-cell table:style-name="ce9" table:formula="of:=[.$C$17]/[.Q27]" office:value-type="float" office:value="126.04814506594" calcext:value-type="float">
            <text:p>126.0</text:p>
          </table:table-cell>
          <table:table-cell table:style-name="ce10"/>
          <table:table-cell table:style-name="ce10" office:value-type="float" office:value="0.43134" calcext:value-type="float">
            <text:p>0.43134</text:p>
          </table:table-cell>
          <table:table-cell table:style-name="ce9" table:formula="of:=[.$C$17]/[.T27]" office:value-type="float" office:value="121.848585802383" calcext:value-type="float">
            <text:p>121.8</text:p>
          </table:table-cell>
          <table:table-cell/>
          <table:table-cell table:style-name="ce4" office:value-type="string" calcext:value-type="string">
            <text:p>Shared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1.092383" calcext:value-type="float">
            <text:p>1.092383</text:p>
          </table:table-cell>
          <table:table-cell table:style-name="ce9" table:formula="of:=[.$C$18]/[.E28]" office:value-type="float" office:value="59.6766216610841" calcext:value-type="float">
            <text:p>59.7</text:p>
          </table:table-cell>
          <table:table-cell table:style-name="ce10"/>
          <table:table-cell table:style-name="ce10" office:value-type="float" office:value="1.063616" calcext:value-type="float">
            <text:p>1.063616</text:p>
          </table:table-cell>
          <table:table-cell table:style-name="ce9" table:formula="of:=[.$C$18]/[.H28]" office:value-type="float" office:value="61.2906603511042" calcext:value-type="float">
            <text:p>61.3</text:p>
          </table:table-cell>
          <table:table-cell table:style-name="ce10"/>
          <table:table-cell table:style-name="ce10" office:value-type="float" office:value="1.033478" calcext:value-type="float">
            <text:p>1.033478</text:p>
          </table:table-cell>
          <table:table-cell table:style-name="ce9" table:formula="of:=[.$C$18]/[.K28]" office:value-type="float" office:value="63.0780016604127" calcext:value-type="float">
            <text:p>63.1</text:p>
          </table:table-cell>
          <table:table-cell table:style-name="ce10"/>
          <table:table-cell table:style-name="ce10" office:value-type="float" office:value="1.114733" calcext:value-type="float">
            <text:p>1.114733</text:p>
          </table:table-cell>
          <table:table-cell table:style-name="ce9" table:formula="of:=[.$C$18]/[.N28]" office:value-type="float" office:value="58.4801266312202" calcext:value-type="float">
            <text:p>58.5</text:p>
          </table:table-cell>
          <table:table-cell table:style-name="ce10"/>
          <table:table-cell table:style-name="ce10" office:value-type="float" office:value="1.14262" calcext:value-type="float">
            <text:p>1.14262</text:p>
          </table:table-cell>
          <table:table-cell table:style-name="ce9" table:formula="of:=[.$C$18]/[.Q28]" office:value-type="float" office:value="57.0528495912902" calcext:value-type="float">
            <text:p>57.1</text:p>
          </table:table-cell>
          <table:table-cell table:style-name="ce10" table:number-columns-repeated="2"/>
          <table:table-cell table:style-name="ce9"/>
          <table:table-cell/>
          <table:table-cell table:style-name="ce4"/>
          <table:table-cell table:number-columns-repeated="1001"/>
        </table:table-row>
        <table:table-row table:style-name="ro3">
          <table:table-cell table:number-columns-repeated="5"/>
          <table:table-cell table:style-name="ce10" table:number-columns-repeated="16"/>
          <table:table-cell/>
          <table:table-cell table:style-name="ce4"/>
          <table:table-cell table:number-columns-repeated="1001"/>
        </table:table-row>
        <table:table-row table:style-name="ro3">
          <table:table-cell/>
          <table:table-cell office:value-type="string" calcext:value-type="string">
            <text:p>Dynami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2.341797" calcext:value-type="float">
            <text:p>2.341797</text:p>
          </table:table-cell>
          <table:table-cell table:style-name="ce9" table:formula="of:=[.$C$17]/[.E30]" office:value-type="float" office:value="22.443520510104" calcext:value-type="float">
            <text:p>22.4</text:p>
          </table:table-cell>
          <table:table-cell table:style-name="ce10"/>
          <table:table-cell table:style-name="ce10" office:value-type="float" office:value="1.323603" calcext:value-type="float">
            <text:p>1.323603</text:p>
          </table:table-cell>
          <table:table-cell table:style-name="ce9" table:formula="of:=[.$C$17]/[.H30]" office:value-type="float" office:value="39.708408790249" calcext:value-type="float">
            <text:p>39.7</text:p>
          </table:table-cell>
          <table:table-cell table:style-name="ce10"/>
          <table:table-cell table:style-name="ce10" office:value-type="float" office:value="1.674125" calcext:value-type="float">
            <text:p>1.674125</text:p>
          </table:table-cell>
          <table:table-cell table:style-name="ce9" table:formula="of:=[.$C$17]/[.K30]" office:value-type="float" office:value="31.394411408945" calcext:value-type="float">
            <text:p>31.4</text:p>
          </table:table-cell>
          <table:table-cell table:style-name="ce10"/>
          <table:table-cell table:style-name="ce10" office:value-type="float" office:value="2.448527" calcext:value-type="float">
            <text:p>2.448527</text:p>
          </table:table-cell>
          <table:table-cell table:style-name="ce9" table:formula="of:=[.$C$17]/[.N30]" office:value-type="float" office:value="21.4652192930689" calcext:value-type="float">
            <text:p>21.5</text:p>
          </table:table-cell>
          <table:table-cell table:style-name="ce10"/>
          <table:table-cell table:style-name="ce10" office:value-type="float" office:value="2.527915" calcext:value-type="float">
            <text:p>2.527915</text:p>
          </table:table-cell>
          <table:table-cell table:style-name="ce9" table:formula="of:=[.$C$17]/[.Q30]" office:value-type="float" office:value="20.7911140208433" calcext:value-type="float">
            <text:p>20.8</text:p>
          </table:table-cell>
          <table:table-cell table:style-name="ce10"/>
          <table:table-cell table:style-name="ce10" office:value-type="float" office:value="2.510515" calcext:value-type="float">
            <text:p>2.510515</text:p>
          </table:table-cell>
          <table:table-cell table:style-name="ce9" table:formula="of:=[.$C$17]/[.T30]" office:value-type="float" office:value="20.9352140895394" calcext:value-type="float">
            <text:p>20.9</text:p>
          </table:table-cell>
          <table:table-cell/>
          <table:table-cell table:style-name="ce4" office:value-type="string" calcext:value-type="string">
            <text:p>Dynamic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2.851436" calcext:value-type="float">
            <text:p>2.851436</text:p>
          </table:table-cell>
          <table:table-cell table:style-name="ce9" table:formula="of:=[.$C$18]/[.E31]" office:value-type="float" office:value="22.862069146914" calcext:value-type="float">
            <text:p>22.9</text:p>
          </table:table-cell>
          <table:table-cell table:style-name="ce10"/>
          <table:table-cell table:style-name="ce10" office:value-type="float" office:value="1.365258" calcext:value-type="float">
            <text:p>1.365258</text:p>
          </table:table-cell>
          <table:table-cell table:style-name="ce9" table:formula="of:=[.$C$18]/[.H31]" office:value-type="float" office:value="47.7490166693768" calcext:value-type="float">
            <text:p>47.7</text:p>
          </table:table-cell>
          <table:table-cell table:style-name="ce10"/>
          <table:table-cell table:style-name="ce10" office:value-type="float" office:value="2.069848" calcext:value-type="float">
            <text:p>2.069848</text:p>
          </table:table-cell>
          <table:table-cell table:style-name="ce9" table:formula="of:=[.$C$18]/[.K31]" office:value-type="float" office:value="31.4949344106427" calcext:value-type="float">
            <text:p>31.5</text:p>
          </table:table-cell>
          <table:table-cell table:style-name="ce10"/>
          <table:table-cell table:style-name="ce10" office:value-type="float" office:value="3.148005" calcext:value-type="float">
            <text:p>3.148005</text:p>
          </table:table-cell>
          <table:table-cell table:style-name="ce9" table:formula="of:=[.$C$18]/[.N31]" office:value-type="float" office:value="20.7082666641254" calcext:value-type="float">
            <text:p>20.7</text:p>
          </table:table-cell>
          <table:table-cell table:style-name="ce10"/>
          <table:table-cell table:style-name="ce10" office:value-type="float" office:value="3.199747" calcext:value-type="float">
            <text:p>3.199747</text:p>
          </table:table-cell>
          <table:table-cell table:style-name="ce9" table:formula="of:=[.$C$18]/[.Q31]" office:value-type="float" office:value="20.3734004594738" calcext:value-type="float">
            <text:p>20.4</text:p>
          </table:table-cell>
          <table:table-cell table:style-name="ce10"/>
          <table:table-cell table:style-name="ce10" office:value-type="float" office:value="3.458213" calcext:value-type="float">
            <text:p>3.458213</text:p>
          </table:table-cell>
          <table:table-cell table:style-name="ce9" table:formula="of:=[.$C$18]/[.T31]" office:value-type="float" office:value="18.8506974555934" calcext:value-type="float">
            <text:p>18.9</text:p>
          </table:table-cell>
          <table:table-cell/>
          <table:table-cell table:style-name="ce4"/>
          <table:table-cell table:number-columns-repeated="1001"/>
        </table:table-row>
        <table:table-row table:style-name="ro3">
          <table:table-cell table:number-columns-repeated="5"/>
          <table:table-cell table:style-name="ce10" table:number-columns-repeated="16"/>
          <table:table-cell/>
          <table:table-cell table:style-name="ce4"/>
          <table:table-cell table:number-columns-repeated="1001"/>
        </table:table-row>
        <table:table-row table:style-name="ro3">
          <table:table-cell/>
          <table:table-cell office:value-type="string" calcext:value-type="string">
            <text:p>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442928" calcext:value-type="float">
            <text:p>0.442928</text:p>
          </table:table-cell>
          <table:table-cell table:style-name="ce9" table:formula="of:=[.$C$17]/[.E33]" office:value-type="float" office:value="118.660750731496" calcext:value-type="float">
            <text:p>118.7</text:p>
          </table:table-cell>
          <table:table-cell table:style-name="ce10"/>
          <table:table-cell table:style-name="ce10" office:value-type="float" office:value="0.459891" calcext:value-type="float">
            <text:p>0.459891</text:p>
          </table:table-cell>
          <table:table-cell table:style-name="ce9" table:formula="of:=[.$C$17]/[.H33]" office:value-type="float" office:value="114.283969462329" calcext:value-type="float">
            <text:p>114.3</text:p>
          </table:table-cell>
          <table:table-cell table:style-name="ce10"/>
          <table:table-cell table:style-name="ce14" office:value-type="float" office:value="0.446458" calcext:value-type="float">
            <text:p>0.446458</text:p>
          </table:table-cell>
          <table:table-cell table:style-name="ce9" table:formula="of:=[.$C$17]/[.K33]" office:value-type="float" office:value="117.722538290276" calcext:value-type="float">
            <text:p>117.7</text:p>
          </table:table-cell>
          <table:table-cell table:style-name="ce10"/>
          <table:table-cell table:style-name="ce10" office:value-type="float" office:value="0.441642" calcext:value-type="float">
            <text:p>0.441642</text:p>
          </table:table-cell>
          <table:table-cell table:style-name="ce9" table:formula="of:=[.$C$17]/[.N33]" office:value-type="float" office:value="119.006274312679" calcext:value-type="float">
            <text:p>119.0</text:p>
          </table:table-cell>
          <table:table-cell table:style-name="ce10"/>
          <table:table-cell table:style-name="ce10" office:value-type="float" office:value="0.444874" calcext:value-type="float">
            <text:p>0.444874</text:p>
          </table:table-cell>
          <table:table-cell table:style-name="ce9" table:formula="of:=[.$C$17]/[.Q33]" office:value-type="float" office:value="118.141696300526" calcext:value-type="float">
            <text:p>118.1</text:p>
          </table:table-cell>
          <table:table-cell table:style-name="ce10"/>
          <table:table-cell table:style-name="ce10" office:value-type="float" office:value="0.447376" calcext:value-type="float">
            <text:p>0.447376</text:p>
          </table:table-cell>
          <table:table-cell table:style-name="ce9" table:formula="of:=[.$C$17]/[.T33]" office:value-type="float" office:value="117.480975734058" calcext:value-type="float">
            <text:p>117.5</text:p>
          </table:table-cell>
          <table:table-cell/>
          <table:table-cell table:style-name="ce4" office:value-type="string" calcext:value-type="string">
            <text:p>MPI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988298" calcext:value-type="float">
            <text:p>0.988298</text:p>
          </table:table-cell>
          <table:table-cell table:style-name="ce9" table:formula="of:=[.$C$18]/[.E34]" office:value-type="float" office:value="65.9616097573809" calcext:value-type="float">
            <text:p>66.0</text:p>
          </table:table-cell>
          <table:table-cell table:style-name="ce10"/>
          <table:table-cell table:style-name="ce10" office:value-type="float" office:value="1.007808" calcext:value-type="float">
            <text:p>1.007808</text:p>
          </table:table-cell>
          <table:table-cell table:style-name="ce9" table:formula="of:=[.$C$18]/[.H34]" office:value-type="float" office:value="64.6846691036388" calcext:value-type="float">
            <text:p>64.7</text:p>
          </table:table-cell>
          <table:table-cell table:style-name="ce10"/>
          <table:table-cell table:style-name="ce10" office:value-type="float" office:value="0.992566" calcext:value-type="float">
            <text:p>0.992566</text:p>
          </table:table-cell>
          <table:table-cell table:style-name="ce9" table:formula="of:=[.$C$18]/[.K34]" office:value-type="float" office:value="65.6779770816248" calcext:value-type="float">
            <text:p>65.7</text:p>
          </table:table-cell>
          <table:table-cell table:style-name="ce10"/>
          <table:table-cell table:style-name="ce10" office:value-type="float" office:value="0.987715" calcext:value-type="float">
            <text:p>0.987715</text:p>
          </table:table-cell>
          <table:table-cell table:style-name="ce9" table:formula="of:=[.$C$18]/[.N34]" office:value-type="float" office:value="66.0005436790977" calcext:value-type="float">
            <text:p>66.0</text:p>
          </table:table-cell>
          <table:table-cell table:style-name="ce10"/>
          <table:table-cell table:style-name="ce10" office:value-type="float" office:value="0.991807" calcext:value-type="float">
            <text:p>0.991807</text:p>
          </table:table-cell>
          <table:table-cell table:style-name="ce9" table:formula="of:=[.$C$18]/[.Q34]" office:value-type="float" office:value="65.7282384576838" calcext:value-type="float">
            <text:p>65.7</text:p>
          </table:table-cell>
          <table:table-cell table:style-name="ce10"/>
          <table:table-cell table:style-name="ce10" office:value-type="float" office:value="1.006159" calcext:value-type="float">
            <text:p>1.006159</text:p>
          </table:table-cell>
          <table:table-cell table:style-name="ce9" table:formula="of:=[.$C$18]/[.T34]" office:value-type="float" office:value="64.7906811945229" calcext:value-type="float">
            <text:p>64.8</text:p>
          </table:table-cell>
          <table:table-cell/>
          <table:table-cell table:style-name="ce4"/>
          <table:table-cell table:number-columns-repeated="1001"/>
        </table:table-row>
        <table:table-row table:style-name="ro3">
          <table:table-cell table:number-columns-repeated="5"/>
          <table:table-cell table:style-name="ce10" table:number-columns-repeated="16"/>
          <table:table-cell/>
          <table:table-cell table:style-name="ce4"/>
          <table:table-cell table:number-columns-repeated="1001"/>
        </table:table-row>
        <table:table-row table:style-name="ro3">
          <table:table-cell/>
          <table:table-cell office:value-type="string" calcext:value-type="string">
            <text:p>2 Stream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334153" calcext:value-type="float">
            <text:p>0.334153</text:p>
          </table:table-cell>
          <table:table-cell table:style-name="ce9" table:formula="of:=[.$C$17]/[.E36]" office:value-type="float" office:value="157.287736456055" calcext:value-type="float">
            <text:p>157.3</text:p>
          </table:table-cell>
          <table:table-cell table:style-name="ce10"/>
          <table:table-cell table:style-name="ce10" office:value-type="float" office:value="0.372617" calcext:value-type="float">
            <text:p>0.372617</text:p>
          </table:table-cell>
          <table:table-cell table:style-name="ce9" table:formula="of:=[.$C$17]/[.H36]" office:value-type="float" office:value="141.051452295521" calcext:value-type="float">
            <text:p>141.1</text:p>
          </table:table-cell>
          <table:table-cell table:style-name="ce10"/>
          <table:table-cell table:style-name="ce10" office:value-type="float" office:value="0.344325" calcext:value-type="float">
            <text:p>0.344325</text:p>
          </table:table-cell>
          <table:table-cell table:style-name="ce9" table:formula="of:=[.$C$17]/[.K36]" office:value-type="float" office:value="152.641164597401" calcext:value-type="float">
            <text:p>152.6</text:p>
          </table:table-cell>
          <table:table-cell table:style-name="ce10"/>
          <table:table-cell table:style-name="ce10" office:value-type="float" office:value="0.336654" calcext:value-type="float">
            <text:p>0.336654</text:p>
          </table:table-cell>
          <table:table-cell table:style-name="ce9" table:formula="of:=[.$C$17]/[.N36]" office:value-type="float" office:value="156.119247060781" calcext:value-type="float">
            <text:p>156.1</text:p>
          </table:table-cell>
          <table:table-cell table:style-name="ce10"/>
          <table:table-cell table:style-name="ce10" office:value-type="float" office:value="0.336571" calcext:value-type="float">
            <text:p>0.336571</text:p>
          </table:table-cell>
          <table:table-cell table:style-name="ce9" table:formula="of:=[.$C$17]/[.Q36]" office:value-type="float" office:value="156.15774680528" calcext:value-type="float">
            <text:p>156.2</text:p>
          </table:table-cell>
          <table:table-cell table:style-name="ce10"/>
          <table:table-cell table:style-name="ce10" office:value-type="float" office:value="0.338902" calcext:value-type="float">
            <text:p>0.338902</text:p>
          </table:table-cell>
          <table:table-cell table:style-name="ce9" table:formula="of:=[.$C$17]/[.T36]" office:value-type="float" office:value="155.083679057663" calcext:value-type="float">
            <text:p>155.1</text:p>
          </table:table-cell>
          <table:table-cell/>
          <table:table-cell table:style-name="ce4" office:value-type="string" calcext:value-type="string">
            <text:p>2 Str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819247" calcext:value-type="float">
            <text:p>0.819247</text:p>
          </table:table-cell>
          <table:table-cell table:style-name="ce9" table:formula="of:=[.$C$18]/[.E37]" office:value-type="float" office:value="79.5727381363618" calcext:value-type="float">
            <text:p>79.6</text:p>
          </table:table-cell>
          <table:table-cell table:style-name="ce10"/>
          <table:table-cell table:style-name="ce10" office:value-type="float" office:value="0.983686" calcext:value-type="float">
            <text:p>0.983686</text:p>
          </table:table-cell>
          <table:table-cell table:style-name="ce9" table:formula="of:=[.$C$18]/[.H37]" office:value-type="float" office:value="66.2708699727352" calcext:value-type="float">
            <text:p>66.3</text:p>
          </table:table-cell>
          <table:table-cell table:style-name="ce10"/>
          <table:table-cell table:style-name="ce10" office:value-type="float" office:value="0.83823" calcext:value-type="float">
            <text:p>0.83823</text:p>
          </table:table-cell>
          <table:table-cell table:style-name="ce9" table:formula="of:=[.$C$18]/[.K37]" office:value-type="float" office:value="77.7706918148957" calcext:value-type="float">
            <text:p>77.8</text:p>
          </table:table-cell>
          <table:table-cell table:style-name="ce10"/>
          <table:table-cell table:style-name="ce10" office:value-type="float" office:value="0.82104" calcext:value-type="float">
            <text:p>0.82104</text:p>
          </table:table-cell>
          <table:table-cell table:style-name="ce9" table:formula="of:=[.$C$18]/[.N37]" office:value-type="float" office:value="79.3989659456299" calcext:value-type="float">
            <text:p>79.4</text:p>
          </table:table-cell>
          <table:table-cell table:style-name="ce10"/>
          <table:table-cell table:style-name="ce10" office:value-type="float" office:value="0.828676" calcext:value-type="float">
            <text:p>0.828676</text:p>
          </table:table-cell>
          <table:table-cell table:style-name="ce9" table:formula="of:=[.$C$18]/[.Q37]" office:value-type="float" office:value="78.667328364765" calcext:value-type="float">
            <text:p>78.7</text:p>
          </table:table-cell>
          <table:table-cell table:style-name="ce10"/>
          <table:table-cell table:style-name="ce10" office:value-type="float" office:value="0.900312" calcext:value-type="float">
            <text:p>0.900312</text:p>
          </table:table-cell>
          <table:table-cell table:style-name="ce9" table:formula="of:=[.$C$18]/[.T37]" office:value-type="float" office:value="72.4079285847573" calcext:value-type="float">
            <text:p>72.4</text:p>
          </table:table-cell>
          <table:table-cell/>
          <table:table-cell table:style-name="ce4"/>
          <table:table-cell table:number-columns-repeated="1001"/>
        </table:table-row>
        <table:table-row table:style-name="ro3">
          <table:table-cell table:number-columns-repeated="5"/>
          <table:table-cell table:style-name="ce10" table:number-columns-repeated="16"/>
          <table:table-cell/>
          <table:table-cell table:style-name="ce4"/>
          <table:table-cell table:number-columns-repeated="1001"/>
        </table:table-row>
        <table:table-row table:style-name="ro3">
          <table:table-cell/>
          <table:table-cell office:value-type="string" calcext:value-type="string">
            <text:p>3 Stream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327839" calcext:value-type="float">
            <text:p>0.327839</text:p>
          </table:table-cell>
          <table:table-cell table:style-name="ce11" table:formula="of:=[.$C$17]/[.E39]" office:value-type="float" office:value="160.317012313971" calcext:value-type="float">
            <text:p>160.3</text:p>
          </table:table-cell>
          <table:table-cell table:style-name="ce10"/>
          <table:table-cell table:style-name="ce10" office:value-type="float" office:value="0.353085" calcext:value-type="float">
            <text:p>0.353085</text:p>
          </table:table-cell>
          <table:table-cell table:style-name="ce12" table:formula="of:=[.$C$17]/[.H39]" office:value-type="float" office:value="148.854154098871" calcext:value-type="float">
            <text:p>148.9</text:p>
          </table:table-cell>
          <table:table-cell table:style-name="ce10"/>
          <table:table-cell table:style-name="ce10" office:value-type="float" office:value="0.335049" calcext:value-type="float">
            <text:p>0.335049</text:p>
          </table:table-cell>
          <table:table-cell table:style-name="ce12" table:formula="of:=[.$C$17]/[.K39]" office:value-type="float" office:value="156.867111974666" calcext:value-type="float">
            <text:p>156.9</text:p>
          </table:table-cell>
          <table:table-cell table:style-name="ce10"/>
          <table:table-cell table:style-name="ce10" office:value-type="float" office:value="0.328921" calcext:value-type="float">
            <text:p>0.328921</text:p>
          </table:table-cell>
          <table:table-cell table:style-name="ce12" table:formula="of:=[.$C$17]/[.N39]" office:value-type="float" office:value="159.789642497743" calcext:value-type="float">
            <text:p>159.8</text:p>
          </table:table-cell>
          <table:table-cell table:style-name="ce10"/>
          <table:table-cell table:style-name="ce10" office:value-type="float" office:value="0.328317" calcext:value-type="float">
            <text:p>0.328317</text:p>
          </table:table-cell>
          <table:table-cell table:style-name="ce12" table:formula="of:=[.$C$17]/[.Q39]" office:value-type="float" office:value="160.083605174268" calcext:value-type="float">
            <text:p>160.1</text:p>
          </table:table-cell>
          <table:table-cell table:style-name="ce10"/>
          <table:table-cell table:style-name="ce10" office:value-type="float" office:value="0.331203" calcext:value-type="float">
            <text:p>0.331203</text:p>
          </table:table-cell>
          <table:table-cell table:style-name="ce12" table:formula="of:=[.$C$17]/[.T39]" office:value-type="float" office:value="158.688686394749" calcext:value-type="float">
            <text:p>158.7</text:p>
          </table:table-cell>
          <table:table-cell/>
          <table:table-cell table:style-name="ce4" office:value-type="string" calcext:value-type="string">
            <text:p>3 Str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688283" calcext:value-type="float">
            <text:p>0.688283</text:p>
          </table:table-cell>
          <table:table-cell table:style-name="ce12" table:formula="of:=[.$C$18]/[.E40]" office:value-type="float" office:value="94.7135509666809" calcext:value-type="float">
            <text:p>94.7</text:p>
          </table:table-cell>
          <table:table-cell table:style-name="ce10"/>
          <table:table-cell table:style-name="ce10" office:value-type="float" office:value="0.746804" calcext:value-type="float">
            <text:p>0.746804</text:p>
          </table:table-cell>
          <table:table-cell table:style-name="ce12" table:formula="of:=[.$C$18]/[.H40]" office:value-type="float" office:value="87.2916146673023" calcext:value-type="float">
            <text:p>87.3</text:p>
          </table:table-cell>
          <table:table-cell table:style-name="ce10"/>
          <table:table-cell table:style-name="ce10" office:value-type="float" office:value="0.692806" calcext:value-type="float">
            <text:p>0.692806</text:p>
          </table:table-cell>
          <table:table-cell table:style-name="ce12" table:formula="of:=[.$C$18]/[.K40]" office:value-type="float" office:value="94.0952113578693" calcext:value-type="float">
            <text:p>94.1</text:p>
          </table:table-cell>
          <table:table-cell table:style-name="ce10"/>
          <table:table-cell table:style-name="ce10" office:value-type="float" office:value="0.687181" calcext:value-type="float">
            <text:p>0.687181</text:p>
          </table:table-cell>
          <table:table-cell table:style-name="ce11" table:formula="of:=[.$C$18]/[.N40]" office:value-type="float" office:value="94.8654386544448" calcext:value-type="float">
            <text:p>94.9</text:p>
          </table:table-cell>
          <table:table-cell table:style-name="ce10"/>
          <table:table-cell table:style-name="ce10" office:value-type="float" office:value="0.690475" calcext:value-type="float">
            <text:p>0.690475</text:p>
          </table:table-cell>
          <table:table-cell table:style-name="ce12" table:formula="of:=[.$C$18]/[.Q40]" office:value-type="float" office:value="94.4128708497773" calcext:value-type="float">
            <text:p>94.4</text:p>
          </table:table-cell>
          <table:table-cell table:style-name="ce10"/>
          <table:table-cell table:style-name="ce10" office:value-type="float" office:value="0.715279" calcext:value-type="float">
            <text:p>0.715279</text:p>
          </table:table-cell>
          <table:table-cell table:style-name="ce12" table:formula="of:=[.$C$18]/[.T40]" office:value-type="float" office:value="91.13888007337" calcext:value-type="float">
            <text:p>91.1</text:p>
          </table:table-cell>
          <table:table-cell/>
          <table:table-cell table:style-name="ce4"/>
          <table:table-cell table:number-columns-repeated="1001"/>
        </table:table-row>
        <table:table-row table:style-name="ro3">
          <table:table-cell table:number-columns-repeated="5"/>
          <table:table-cell table:style-name="ce10" table:number-columns-repeated="16"/>
          <table:table-cell/>
          <table:table-cell table:style-name="ce4"/>
          <table:table-cell table:number-columns-repeated="1001"/>
        </table:table-row>
        <table:table-row table:style-name="ro3">
          <table:table-cell/>
          <table:table-cell office:value-type="string" calcext:value-type="string">
            <text:p>10 Stream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342645" calcext:value-type="float">
            <text:p>0.342645</text:p>
          </table:table-cell>
          <table:table-cell table:style-name="ce9" table:formula="of:=[.$C$17]/[.E42]" office:value-type="float" office:value="153.389569379387" calcext:value-type="float">
            <text:p>153.4</text:p>
          </table:table-cell>
          <table:table-cell table:style-name="ce10"/>
          <table:table-cell table:style-name="ce10" office:value-type="float" office:value="0.387136" calcext:value-type="float">
            <text:p>0.387136</text:p>
          </table:table-cell>
          <table:table-cell table:style-name="ce9" table:formula="of:=[.$C$17]/[.H42]" office:value-type="float" office:value="135.761512750041" calcext:value-type="float">
            <text:p>135.8</text:p>
          </table:table-cell>
          <table:table-cell table:style-name="ce10"/>
          <table:table-cell table:style-name="ce10" office:value-type="float" office:value="0.35334" calcext:value-type="float">
            <text:p>0.35334</text:p>
          </table:table-cell>
          <table:table-cell table:style-name="ce9" table:formula="of:=[.$C$17]/[.K42]" office:value-type="float" office:value="148.746728363616" calcext:value-type="float">
            <text:p>148.7</text:p>
          </table:table-cell>
          <table:table-cell table:style-name="ce10"/>
          <table:table-cell table:style-name="ce10" office:value-type="float" office:value="0.343947" calcext:value-type="float">
            <text:p>0.343947</text:p>
          </table:table-cell>
          <table:table-cell table:style-name="ce9" table:formula="of:=[.$C$17]/[.N42]" office:value-type="float" office:value="152.808918234495" calcext:value-type="float">
            <text:p>152.8</text:p>
          </table:table-cell>
          <table:table-cell table:style-name="ce10"/>
          <table:table-cell table:style-name="ce10" office:value-type="float" office:value="0.3452269" calcext:value-type="float">
            <text:p>0.3452269</text:p>
          </table:table-cell>
          <table:table-cell table:style-name="ce9" table:formula="of:=[.$C$17]/[.Q42]" office:value-type="float" office:value="152.24239188777" calcext:value-type="float">
            <text:p>152.2</text:p>
          </table:table-cell>
          <table:table-cell table:style-name="ce10"/>
          <table:table-cell table:style-name="ce10" office:value-type="float" office:value="0.347086" calcext:value-type="float">
            <text:p>0.347086</text:p>
          </table:table-cell>
          <table:table-cell table:style-name="ce9" table:formula="of:=[.$C$17]/[.T42]" office:value-type="float" office:value="151.426934534957" calcext:value-type="float">
            <text:p>151.4</text:p>
          </table:table-cell>
          <table:table-cell/>
          <table:table-cell table:style-name="ce4" office:value-type="string" calcext:value-type="string">
            <text:p>10 Str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796139" calcext:value-type="float">
            <text:p>0.796139</text:p>
          </table:table-cell>
          <table:table-cell table:style-name="ce9" table:formula="of:=[.$C$18]/[.E43]" office:value-type="float" office:value="81.882343409882" calcext:value-type="float">
            <text:p>81.9</text:p>
          </table:table-cell>
          <table:table-cell table:style-name="ce10"/>
          <table:table-cell table:style-name="ce10" office:value-type="float" office:value="0.947688" calcext:value-type="float">
            <text:p>0.947688</text:p>
          </table:table-cell>
          <table:table-cell table:style-name="ce9" table:formula="of:=[.$C$18]/[.H43]" office:value-type="float" office:value="68.7881739559855" calcext:value-type="float">
            <text:p>68.8</text:p>
          </table:table-cell>
          <table:table-cell table:style-name="ce10"/>
          <table:table-cell table:style-name="ce10" office:value-type="float" office:value="0.814473" calcext:value-type="float">
            <text:p>0.814473</text:p>
          </table:table-cell>
          <table:table-cell table:style-name="ce9" table:formula="of:=[.$C$18]/[.K43]" office:value-type="float" office:value="80.0391504690763" calcext:value-type="float">
            <text:p>80.0</text:p>
          </table:table-cell>
          <table:table-cell table:style-name="ce10"/>
          <table:table-cell table:style-name="ce10" office:value-type="float" office:value="0.799797" calcext:value-type="float">
            <text:p>0.799797</text:p>
          </table:table-cell>
          <table:table-cell table:style-name="ce9" table:formula="of:=[.$C$18]/[.N43]" office:value-type="float" office:value="81.5078413647463" calcext:value-type="float">
            <text:p>81.5</text:p>
          </table:table-cell>
          <table:table-cell table:style-name="ce10"/>
          <table:table-cell table:style-name="ce10" office:value-type="float" office:value="0.806068" calcext:value-type="float">
            <text:p>0.806068</text:p>
          </table:table-cell>
          <table:table-cell table:style-name="ce9" table:formula="of:=[.$C$18]/[.Q43]" office:value-type="float" office:value="80.8737314965983" calcext:value-type="float">
            <text:p>80.9</text:p>
          </table:table-cell>
          <table:table-cell table:style-name="ce10"/>
          <table:table-cell table:style-name="ce10" office:value-type="float" office:value="0.872091" calcext:value-type="float">
            <text:p>0.872091</text:p>
          </table:table-cell>
          <table:table-cell table:style-name="ce9" table:formula="of:=[.$C$18]/[.T43]" office:value-type="float" office:value="74.7510603824601" calcext:value-type="float">
            <text:p>74.8</text:p>
          </table:table-cell>
          <table:table-cell/>
          <table:table-cell table:style-name="ce4"/>
          <table:table-cell table:number-columns-repeated="1001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2 Sh St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355946" calcext:value-type="float">
            <text:p>0.355946</text:p>
          </table:table-cell>
          <table:table-cell table:style-name="ce9" table:formula="of:=[.$C$17]/[.E45]" office:value-type="float" office:value="147.657703696628" calcext:value-type="float">
            <text:p>147.7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1.10876" calcext:value-type="float">
            <text:p>1.10876</text:p>
          </table:table-cell>
          <table:table-cell table:style-name="ce9" table:formula="of:=[.$C$18]/[.E46]" office:value-type="float" office:value="58.7951648688625" calcext:value-type="float">
            <text:p>58.8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3 Sh St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342751" calcext:value-type="float">
            <text:p>0.342751</text:p>
          </table:table-cell>
          <table:table-cell table:style-name="ce9" table:formula="of:=[.$C$17]/[.E48]" office:value-type="float" office:value="153.342131751621" calcext:value-type="float">
            <text:p>153.3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792793" calcext:value-type="float">
            <text:p>0.792793</text:p>
          </table:table-cell>
          <table:table-cell table:style-name="ce9" table:formula="of:=[.$C$18]/[.E49]" office:value-type="float" office:value="82.2279296108821" calcext:value-type="float">
            <text:p>82.2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10 Sh St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367594" calcext:value-type="float">
            <text:p>0.367594</text:p>
          </table:table-cell>
          <table:table-cell table:style-name="ce9" table:formula="of:=[.$C$17]/[.E51]" office:value-type="float" office:value="142.978854388265" calcext:value-type="float">
            <text:p>143.0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1.061799" calcext:value-type="float">
            <text:p>1.061799</text:p>
          </table:table-cell>
          <table:table-cell table:style-name="ce9" table:formula="of:=[.$C$18]/[.E52]" office:value-type="float" office:value="61.3955437893613" calcext:value-type="float">
            <text:p>61.4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Sh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454479" calcext:value-type="float">
            <text:p>0.454479</text:p>
          </table:table-cell>
          <table:table-cell table:style-name="ce9" table:formula="of:=[.$C$17]/[.E54]" office:value-type="float" office:value="115.644879081322" calcext:value-type="float">
            <text:p>115.6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1.069361" calcext:value-type="float">
            <text:p>1.069361</text:p>
          </table:table-cell>
          <table:table-cell table:style-name="ce9" table:formula="of:=[.$C$18]/[.E55]" office:value-type="float" office:value="60.9613844155528" calcext:value-type="float">
            <text:p>61.0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Sh Dy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2.450921" calcext:value-type="float">
            <text:p>2.450921</text:p>
          </table:table-cell>
          <table:table-cell table:style-name="ce9" table:formula="of:=[.$C$17]/[.E57]" office:value-type="float" office:value="21.4442525891287" calcext:value-type="float">
            <text:p>21.4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3.078534" calcext:value-type="float">
            <text:p>3.078534</text:p>
          </table:table-cell>
          <table:table-cell table:style-name="ce9" table:formula="of:=[.$C$18]/[.E58]" office:value-type="float" office:value="21.175574802812" calcext:value-type="float">
            <text:p>21.2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Dy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561922" calcext:value-type="float">
            <text:p>0.561922</text:p>
          </table:table-cell>
          <table:table-cell table:style-name="ce9" table:formula="of:=[.$C$17]/[.E60]" office:value-type="float" office:value="93.5328550937675" calcext:value-type="float">
            <text:p>93.5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1.118723" calcext:value-type="float">
            <text:p>1.118723</text:p>
          </table:table-cell>
          <table:table-cell table:style-name="ce9" table:formula="of:=[.$C$18]/[.E61]" office:value-type="float" office:value="58.2715533693327" calcext:value-type="float">
            <text:p>58.3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Sh Dy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569775" calcext:value-type="float">
            <text:p>0.569775</text:p>
          </table:table-cell>
          <table:table-cell table:style-name="ce9" table:formula="of:=[.$C$17]/[.E63]" office:value-type="float" office:value="92.2437260322057" calcext:value-type="float">
            <text:p>92.2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1.157639" calcext:value-type="float">
            <text:p>1.157639</text:p>
          </table:table-cell>
          <table:table-cell table:style-name="ce9" table:formula="of:=[.$C$18]/[.E64]" office:value-type="float" office:value="56.3126561907469" calcext:value-type="float">
            <text:p>56.3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2 Sh Str Dy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501965" calcext:value-type="float">
            <text:p>0.501965</text:p>
          </table:table-cell>
          <table:table-cell table:style-name="ce9" table:formula="of:=[.$C$17]/[.E66]" office:value-type="float" office:value="104.704847947566" calcext:value-type="float">
            <text:p>104.7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1.00673" calcext:value-type="float">
            <text:p>1.00673</text:p>
          </table:table-cell>
          <table:table-cell table:style-name="ce9" table:formula="of:=[.$C$18]/[.E67]" office:value-type="float" office:value="64.7539330307034" calcext:value-type="float">
            <text:p>64.8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3 Sh Str Dy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494348" calcext:value-type="float">
            <text:p>0.494348</text:p>
          </table:table-cell>
          <table:table-cell table:style-name="ce9" table:formula="of:=[.$C$17]/[.E69]" office:value-type="float" office:value="106.318158463269" calcext:value-type="float">
            <text:p>106.3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1.003696" calcext:value-type="float">
            <text:p>1.003696</text:p>
          </table:table-cell>
          <table:table-cell table:style-name="ce9" table:formula="of:=[.$C$18]/[.E70]" office:value-type="float" office:value="64.9496730085604" calcext:value-type="float">
            <text:p>64.9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10 Sh Str Dy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501933" calcext:value-type="float">
            <text:p>0.501933</text:p>
          </table:table-cell>
          <table:table-cell table:style-name="ce9" table:formula="of:=[.$C$17]/[.E72]" office:value-type="float" office:value="104.711523251111" calcext:value-type="float">
            <text:p>104.7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962782" calcext:value-type="float">
            <text:p>0.962782</text:p>
          </table:table-cell>
          <table:table-cell table:style-name="ce9" table:formula="of:=[.$C$18]/[.E73]" office:value-type="float" office:value="67.7097484165678" calcext:value-type="float">
            <text:p>67.7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2 Str Dy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504215" calcext:value-type="float">
            <text:p>0.504215</text:p>
          </table:table-cell>
          <table:table-cell table:style-name="ce9" table:formula="of:=[.$C$17]/[.E75]" office:value-type="float" office:value="104.23761490634" calcext:value-type="float">
            <text:p>104.2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1.00735" calcext:value-type="float">
            <text:p>1.00735</text:p>
          </table:table-cell>
          <table:table-cell table:style-name="ce9" table:formula="of:=[.$C$18]/[.E76]" office:value-type="float" office:value="64.714078522857" calcext:value-type="float">
            <text:p>64.7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3 Str Dy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494073" calcext:value-type="float">
            <text:p>0.494073</text:p>
          </table:table-cell>
          <table:table-cell table:style-name="ce9" table:formula="of:=[.$C$17]/[.E78]" office:value-type="float" office:value="106.377334928239" calcext:value-type="float">
            <text:p>106.4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999387" calcext:value-type="float">
            <text:p>0.999387</text:p>
          </table:table-cell>
          <table:table-cell table:style-name="ce9" table:formula="of:=[.$C$18]/[.E79]" office:value-type="float" office:value="65.229712813955" calcext:value-type="float">
            <text:p>65.2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10 Str Dy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505428" calcext:value-type="float">
            <text:p>0.505428</text:p>
          </table:table-cell>
          <table:table-cell table:style-name="ce9" table:formula="of:=[.$C$17]/[.E81]" office:value-type="float" office:value="103.987450240192" calcext:value-type="float">
            <text:p>104.0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964103" calcext:value-type="float">
            <text:p>0.964103</text:p>
          </table:table-cell>
          <table:table-cell table:style-name="ce9" table:formula="of:=[.$C$18]/[.E82]" office:value-type="float" office:value="67.616973497645" calcext:value-type="float">
            <text:p>67.6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2 Str Dy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2.330558" calcext:value-type="float">
            <text:p>2.330558</text:p>
          </table:table-cell>
          <table:table-cell table:style-name="ce9" table:formula="of:=[.$C$17]/[.E84]" office:value-type="float" office:value="22.551753271105" calcext:value-type="float">
            <text:p>22.6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2.834158" calcext:value-type="float">
            <text:p>2.834158</text:p>
          </table:table-cell>
          <table:table-cell table:style-name="ce9" table:formula="of:=[.$C$18]/[.E85]" office:value-type="float" office:value="23.0014441678975" calcext:value-type="float">
            <text:p>23.0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3 Str Dy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2.524521" calcext:value-type="float">
            <text:p>2.524521</text:p>
          </table:table-cell>
          <table:table-cell table:style-name="ce9" table:formula="of:=[.$C$17]/[.E87]" office:value-type="float" office:value="20.8190658742787" calcext:value-type="float">
            <text:p>20.8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3.232571" calcext:value-type="float">
            <text:p>3.232571</text:p>
          </table:table-cell>
          <table:table-cell table:style-name="ce9" table:formula="of:=[.$C$18]/[.E88]" office:value-type="float" office:value="20.1665259633895" calcext:value-type="float">
            <text:p>20.2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10 Str Dy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2.416503" calcext:value-type="float">
            <text:p>2.416503</text:p>
          </table:table-cell>
          <table:table-cell table:style-name="ce9" table:formula="of:=[.$C$17]/[.E90]" office:value-type="float" office:value="21.7496808404542" calcext:value-type="float">
            <text:p>21.7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3.044834" calcext:value-type="float">
            <text:p>3.044834</text:p>
          </table:table-cell>
          <table:table-cell table:style-name="ce9" table:formula="of:=[.$C$18]/[.E91]" office:value-type="float" office:value="21.4099445158587" calcext:value-type="float">
            <text:p>21.4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2 Sh Str Dy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2.452035" calcext:value-type="float">
            <text:p>2.452035</text:p>
          </table:table-cell>
          <table:table-cell table:style-name="ce9" table:formula="of:=[.$C$17]/[.E93]" office:value-type="float" office:value="21.4345101109894" calcext:value-type="float">
            <text:p>21.4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3.090427" calcext:value-type="float">
            <text:p>3.090427</text:p>
          </table:table-cell>
          <table:table-cell table:style-name="ce9" table:formula="of:=[.$C$18]/[.E94]" office:value-type="float" office:value="21.094084086115" calcext:value-type="float">
            <text:p>21.1</text:p>
          </table:table-cell>
          <table:table-cell table:style-name="ce10" table:number-columns-repeated="15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3 Sh Str Dy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2.452498" calcext:value-type="float">
            <text:p>2.452498</text:p>
          </table:table-cell>
          <table:table-cell table:style-name="ce9" table:formula="of:=[.$C$17]/[.E96]" office:value-type="float" office:value="21.4304635518561" calcext:value-type="float">
            <text:p>21.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3.137573" calcext:value-type="float">
            <text:p>3.137573</text:p>
          </table:table-cell>
          <table:table-cell table:style-name="ce9" table:formula="of:=[.$C$18]/[.E97]" office:value-type="float" office:value="20.7771188112595" calcext:value-type="float">
            <text:p>20.8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10 Sh Str Dy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2.531852" calcext:value-type="float">
            <text:p>2.531852</text:p>
          </table:table-cell>
          <table:table-cell table:style-name="ce9" table:formula="of:=[.$C$17]/[.E99]" office:value-type="float" office:value="20.7587840837458" calcext:value-type="float">
            <text:p>20.8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2.977223" calcext:value-type="float">
            <text:p>2.977223</text:p>
          </table:table-cell>
          <table:table-cell table:style-name="ce9" table:formula="of:=[.$C$18]/[.E100]" office:value-type="float" office:value="21.8961518838193" calcext:value-type="float">
            <text:p>21.9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2 Str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452604" calcext:value-type="float">
            <text:p>0.452604</text:p>
          </table:table-cell>
          <table:table-cell table:style-name="ce9" table:formula="of:=[.$C$17]/[.E102]" office:value-type="float" office:value="116.123960459916" calcext:value-type="float">
            <text:p>116.1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943925" calcext:value-type="float">
            <text:p>0.943925</text:p>
          </table:table-cell>
          <table:table-cell table:style-name="ce9" table:formula="of:=[.$C$18]/[.E103]" office:value-type="float" office:value="69.0624011441587" calcext:value-type="float">
            <text:p>69.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3 Str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458842" calcext:value-type="float">
            <text:p>0.458842</text:p>
          </table:table-cell>
          <table:table-cell table:style-name="ce9" table:formula="of:=[.$C$17]/[.E105]" office:value-type="float" office:value="114.545244332472" calcext:value-type="float">
            <text:p>114.5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903549" calcext:value-type="float">
            <text:p>0.903549</text:p>
          </table:table-cell>
          <table:table-cell table:style-name="ce9" table:formula="of:=[.$C$18]/[.E106]" office:value-type="float" office:value="72.1485243191017" calcext:value-type="float">
            <text:p>72.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10 Str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488713" calcext:value-type="float">
            <text:p>0.488713</text:p>
          </table:table-cell>
          <table:table-cell table:style-name="ce9" table:formula="of:=[.$C$17]/[.E108]" office:value-type="float" office:value="107.544037093345" calcext:value-type="float">
            <text:p>107.5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84878" calcext:value-type="float">
            <text:p>0.84878</text:p>
          </table:table-cell>
          <table:table-cell table:style-name="ce9" table:formula="of:=[.$C$18]/[.E109]" office:value-type="float" office:value="76.8040328471453" calcext:value-type="float">
            <text:p>76.8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2 Sh Str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457949" calcext:value-type="float">
            <text:p>0.457949</text:p>
          </table:table-cell>
          <table:table-cell table:style-name="ce9" table:formula="of:=[.$C$17]/[.E111]" office:value-type="float" office:value="114.76860742135" calcext:value-type="float">
            <text:p>114.8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958613" calcext:value-type="float">
            <text:p>0.958613</text:p>
          </table:table-cell>
          <table:table-cell table:style-name="ce9" table:formula="of:=[.$C$18]/[.E112]" office:value-type="float" office:value="68.0042175518171" calcext:value-type="float">
            <text:p>68.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3 Sh Str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459934" calcext:value-type="float">
            <text:p>0.459934</text:p>
          </table:table-cell>
          <table:table-cell table:style-name="ce9" table:formula="of:=[.$C$17]/[.E114]" office:value-type="float" office:value="114.273284862611" calcext:value-type="float">
            <text:p>114.3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93106" calcext:value-type="float">
            <text:p>0.93106</text:p>
          </table:table-cell>
          <table:table-cell table:style-name="ce9" table:formula="of:=[.$C$18]/[.E115]" office:value-type="float" office:value="70.0166766910833" calcext:value-type="float">
            <text:p>70.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10 Sh Str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479123" calcext:value-type="float">
            <text:p>0.479123</text:p>
          </table:table-cell>
          <table:table-cell table:style-name="ce9" table:formula="of:=[.$C$17]/[.E117]" office:value-type="float" office:value="109.696610265005" calcext:value-type="float">
            <text:p>109.7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868088" calcext:value-type="float">
            <text:p>0.868088</text:p>
          </table:table-cell>
          <table:table-cell table:style-name="ce9" table:formula="of:=[.$C$18]/[.E118]" office:value-type="float" office:value="75.0957587249219" calcext:value-type="float">
            <text:p>75.1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4"/>
          <table:table-cell/>
          <table:table-cell table:style-name="ce4" table:number-columns-repeated="2"/>
          <table:table-cell table:style-name="ce7" office:value-type="float" office:value="128" calcext:value-type="float" table:number-columns-spanned="2" table:number-rows-spanned="1">
            <text:p>128</text:p>
          </table:table-cell>
          <table:covered-table-cell table:style-name="ce4"/>
          <table:table-cell table:style-name="ce4"/>
          <table:table-cell table:style-name="ce7" table:number-columns-spanned="2" table:number-rows-spanned="1"/>
          <table:covered-table-cell table:style-name="ce4"/>
          <table:table-cell table:style-name="ce4"/>
          <table:table-cell table:style-name="ce7" table:number-columns-spanned="2" table:number-rows-spanned="1"/>
          <table:covered-table-cell table:style-name="ce4"/>
          <table:table-cell table:style-name="ce4"/>
          <table:table-cell table:style-name="ce7" table:number-columns-spanned="2" table:number-rows-spanned="1"/>
          <table:covered-table-cell table:style-name="ce4"/>
          <table:table-cell table:style-name="ce4"/>
          <table:table-cell table:style-name="ce7" table:number-columns-spanned="2" table:number-rows-spanned="1"/>
          <table:covered-table-cell table:style-name="ce4"/>
          <table:table-cell table:style-name="ce4"/>
          <table:table-cell table:style-name="ce7" table:number-columns-spanned="2" table:number-rows-spanned="1"/>
          <table:covered-table-cell table:style-name="ce4"/>
          <table:table-cell table:style-name="ce4" table:number-columns-repeated="1003"/>
        </table:table-row>
        <table:table-row table:style-name="ro5">
          <table:table-cell table:style-name="ce5" office:value-type="float" office:value="5000" calcext:value-type="float">
            <text:p>500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024582" calcext:value-type="float">
            <text:p>0.024582</text:p>
          </table:table-cell>
          <table:table-cell table:style-name="ce9" table:formula="of:=[.$C$5]/[.E121]" office:value-type="float" office:value="137.747254088357" calcext:value-type="float">
            <text:p>137.7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054065" calcext:value-type="float">
            <text:p>0.054065</text:p>
          </table:table-cell>
          <table:table-cell table:style-name="ce9" table:formula="of:=[.$C$6]/[.E122]" office:value-type="float" office:value="79.6117451216129" calcext:value-type="float">
            <text:p>79.6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Shared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027745" calcext:value-type="float">
            <text:p>0.027745</text:p>
          </table:table-cell>
          <table:table-cell table:style-name="ce9" table:formula="of:=[.$C$5]/[.E124]" office:value-type="float" office:value="122.043719589115" calcext:value-type="float">
            <text:p>122.0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073454" calcext:value-type="float">
            <text:p>0.073454</text:p>
          </table:table-cell>
          <table:table-cell table:style-name="ce9" table:formula="of:=[.$C$6]/[.E125]" office:value-type="float" office:value="58.5973398317314" calcext:value-type="float">
            <text:p>58.6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Dynami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211258" calcext:value-type="float">
            <text:p>0.211258</text:p>
          </table:table-cell>
          <table:table-cell table:style-name="ce9" table:formula="of:=[.$C$5]/[.E127]" office:value-type="float" office:value="16.0282829525982" calcext:value-type="float">
            <text:p>16.0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67022" calcext:value-type="float">
            <text:p>0.267022</text:p>
          </table:table-cell>
          <table:table-cell table:style-name="ce9" table:formula="of:=[.$C$6]/[.E128]" office:value-type="float" office:value="16.1193047763855" calcext:value-type="float">
            <text:p>16.1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078711" calcext:value-type="float">
            <text:p>0.078711</text:p>
          </table:table-cell>
          <table:table-cell table:style-name="ce9" table:formula="of:=[.$C$5]/[.E130]" office:value-type="float" office:value="43.0194381979647" calcext:value-type="float">
            <text:p>43.0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071391" calcext:value-type="float">
            <text:p>0.071391</text:p>
          </table:table-cell>
          <table:table-cell table:style-name="ce9" table:formula="of:=[.$C$6]/[.E131]" office:value-type="float" office:value="60.2906388760488" calcext:value-type="float">
            <text:p>60.3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2 St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023466" calcext:value-type="float">
            <text:p>0.023466</text:p>
          </table:table-cell>
          <table:table-cell table:style-name="ce9" table:formula="of:=[.$C$5]/[.E133]" office:value-type="float" office:value="144.298261314242" calcext:value-type="float">
            <text:p>144.3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054009" calcext:value-type="float">
            <text:p>0.054009</text:p>
          </table:table-cell>
          <table:table-cell table:style-name="ce9" table:formula="of:=[.$C$6]/[.E134]" office:value-type="float" office:value="79.6942916921254" calcext:value-type="float">
            <text:p>79.7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3 St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02295" calcext:value-type="float">
            <text:p>0.02295</text:p>
          </table:table-cell>
          <table:table-cell table:style-name="ce12" table:formula="of:=[.$C$5]/[.E136]" office:value-type="float" office:value="147.542614379085" calcext:value-type="float">
            <text:p>147.5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045355" calcext:value-type="float">
            <text:p>0.045355</text:p>
          </table:table-cell>
          <table:table-cell table:style-name="ce9" table:formula="of:=[.$C$6]/[.E137]" office:value-type="float" office:value="94.900429941572" calcext:value-type="float">
            <text:p>94.9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10 St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025194" calcext:value-type="float">
            <text:p>0.025194</text:p>
          </table:table-cell>
          <table:table-cell table:style-name="ce9" table:formula="of:=[.$C$5]/[.E139]" office:value-type="float" office:value="134.401166944511" calcext:value-type="float">
            <text:p>134.4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04467" calcext:value-type="float">
            <text:p>0.04467</text:p>
          </table:table-cell>
          <table:table-cell table:style-name="ce12" table:formula="of:=[.$C$6]/[.E140]" office:value-type="float" office:value="96.3556973360197" calcext:value-type="float">
            <text:p>96.4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1003"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1003"/>
        </table:table-row>
        <table:table-row table:style-name="ro3">
          <table:table-cell table:number-columns-repeated="4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table:number-columns-spanned="2" table:number-rows-spanned="1"/>
          <table:covered-table-cell/>
          <table:table-cell/>
          <table:table-cell table:style-name="ce8" table:number-columns-spanned="2" table:number-rows-spanned="1"/>
          <table:covered-table-cell/>
          <table:table-cell/>
          <table:table-cell table:style-name="ce8" table:number-columns-spanned="2" table:number-rows-spanned="1"/>
          <table:covered-table-cell/>
          <table:table-cell/>
          <table:table-cell table:style-name="ce8" table:number-columns-spanned="2" table:number-rows-spanned="1"/>
          <table:covered-table-cell/>
          <table:table-cell/>
          <table:table-cell table:style-name="ce8" table:number-columns-spanned="2" table:number-rows-spanned="1"/>
          <table:covered-table-cell/>
          <table:table-cell table:number-columns-repeated="5"/>
          <table:table-cell table:style-name="ce8" table:number-columns-spanned="2" table:number-rows-spanned="1"/>
          <table:covered-table-cell/>
          <table:table-cell/>
          <table:table-cell table:style-name="ce8" table:number-columns-spanned="2" table:number-rows-spanned="1"/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/>
          <table:table-cell/>
          <table:table-cell table:style-name="ce8" office:value-type="float" office:value="512" calcext:value-type="float" table:number-columns-spanned="2" table:number-rows-spanned="1">
            <text:p>512</text:p>
          </table:table-cell>
          <table:covered-table-cell/>
          <table:table-cell/>
          <table:table-cell table:style-name="ce8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5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/>
        </table:table-row>
        <table:table-row table:style-name="ro5">
          <table:table-cell table:style-name="ce5" office:value-type="float" office:value="8192" calcext:value-type="float">
            <text:p>819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063245" calcext:value-type="float">
            <text:p>0.063245</text:p>
          </table:table-cell>
          <table:table-cell table:style-name="ce9" table:formula="of:=[.$C$8]/[.E143]" office:value-type="float" office:value="142.453743378923" calcext:value-type="float">
            <text:p>142.5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6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 table:formula="of:=[.$C$17]/[.AG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M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P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W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Z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C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F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I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L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BS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V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Y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B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E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H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CO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R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U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X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A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D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DK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N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Q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T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W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Z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EG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J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M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P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S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V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FC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F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I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L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O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R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FY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B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E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H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K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N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GU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X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A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D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G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J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HQ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T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W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Z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C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F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IM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P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S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V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Y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B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JI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L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O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R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U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X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KE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H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K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N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Q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T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LA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D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G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J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M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P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LW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Z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C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F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I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L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MS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V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Y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B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E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H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NO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R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U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X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A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D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OK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N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Q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T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W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Z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PG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J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M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P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S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V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QC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F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I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L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O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R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QY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B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E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H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K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N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RU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X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A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D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G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J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SQ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T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W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Z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C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F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TM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P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S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V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Y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B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UI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L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O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R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U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X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VE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H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K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N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Q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T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WA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D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G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J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M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P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WW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Z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C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F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I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L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XS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V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Y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B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E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H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YO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R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U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X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A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D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ZK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N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Q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T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W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Z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AG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J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M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P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S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V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BC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F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I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L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O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R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BY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B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E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H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K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N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CU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X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A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D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G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J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DQ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T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W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Z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C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F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EM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P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S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V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Y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B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FI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L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O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R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U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X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GE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H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K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N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Q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T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HA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D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G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J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M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P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HW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Z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C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F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I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L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IS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V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Y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B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E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H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JO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R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U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X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A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D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KK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N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Q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T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W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Z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LG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J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M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P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S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V143]" office:value-type="string" office:string-value="" calcext:value-type="error">
            <text:p>#DIV/0!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MC14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MF143]" office:value-type="string" office:string-value="" calcext:value-type="error">
            <text:p>#DIV/0!</text:p>
          </table:table-cell>
          <table:table-cell table:style-name="ce10" table:number-columns-repeated="2"/>
          <table:table-cell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139152" calcext:value-type="float">
            <text:p>0.139152</text:p>
          </table:table-cell>
          <table:table-cell table:style-name="ce9" table:formula="of:=[.$C$9]/[.E144]" office:value-type="float" office:value="81.0834483155111" calcext:value-type="float">
            <text:p>81.1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6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 table:formula="of:=[.$C$18]/[.AG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M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W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Z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C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F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I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BS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V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Y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B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E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CO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R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U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X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A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DK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N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Q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T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W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EG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J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M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P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S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FC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F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I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L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O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FY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B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E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H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K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GU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X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A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D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G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HQ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T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W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Z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C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IM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P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S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V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Y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JI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L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O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R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U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KE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H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K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N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Q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LA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D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G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J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M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LW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Z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C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F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I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MS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V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Y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B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E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NO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R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U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X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A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OK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N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Q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T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W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PG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J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M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P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S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QC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F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I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L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O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QY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B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E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H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K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RU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X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A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D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G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SQ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T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W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Z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C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TM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P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S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V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Y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UI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L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O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R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U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VE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H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K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N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Q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WA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D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G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J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M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WW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Z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C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F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I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XS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V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Y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B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E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YO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R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U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X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A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ZK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N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Q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T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W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AG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J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M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P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S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BC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F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I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L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O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BY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B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E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H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K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CU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X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A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D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G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DQ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T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W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Z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C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EM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P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S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V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Y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FI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L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O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R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U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GE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H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K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N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Q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HA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D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G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J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M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HW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Z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C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F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I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IS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V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Y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B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E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JO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R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U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X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A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KK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N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Q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T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W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LG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J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M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P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S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MC14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MF144]" office:value-type="string" office:string-value="" calcext:value-type="error">
            <text:p>#DIV/0!</text:p>
          </table:table-cell>
          <table:table-cell table:style-name="ce10" table:number-columns-repeated="2"/>
          <table:table-cell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6"/>
          <table:table-cell/>
        </table:table-row>
        <table:table-row table:style-name="ro3">
          <table:table-cell/>
          <table:table-cell office:value-type="string" calcext:value-type="string">
            <text:p>Shared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070184" calcext:value-type="float">
            <text:p>0.070184</text:p>
          </table:table-cell>
          <table:table-cell table:style-name="ce9" table:formula="of:=[.$C$8]/[.E146]" office:value-type="float" office:value="128.369528667503" calcext:value-type="float">
            <text:p>128.4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6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 table:formula="of:=[.$C$17]/[.AG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M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P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W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Z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C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F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I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L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BS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V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Y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B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E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H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CO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R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U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X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A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D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DK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N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Q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T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W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Z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EG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J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M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P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S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V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FC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F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I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L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O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R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FY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B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E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H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K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N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GU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X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A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D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G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J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HQ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T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W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Z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C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F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IM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P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S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V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Y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B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JI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L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O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R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U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X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KE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H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K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N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Q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T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LA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D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G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J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M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P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LW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Z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C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F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I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L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MS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V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Y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B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E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H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NO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R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U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X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A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D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OK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N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Q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T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W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Z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PG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J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M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P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S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V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QC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F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I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L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O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R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QY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B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E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H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K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N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RU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X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A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D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G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J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SQ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T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W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Z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C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F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TM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P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S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V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Y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B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UI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L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O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R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U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X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VE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H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K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N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Q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T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WA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D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G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J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M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P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WW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Z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C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F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I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L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XS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V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Y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B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E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H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YO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R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U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X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A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D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ZK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N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Q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T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W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Z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AG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J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M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P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S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V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BC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F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I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L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O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R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BY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B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E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H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K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N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CU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X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A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D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G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J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DQ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T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W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Z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C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F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EM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P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S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V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Y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B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FI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L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O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R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U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X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GE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H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K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N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Q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T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HA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D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G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J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M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P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HW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Z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C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F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I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L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IS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V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Y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B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E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H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JO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R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U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X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A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D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KK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N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Q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T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W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Z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LG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J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M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P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S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V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hare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MC14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MF146]" office:value-type="string" office:string-value="" calcext:value-type="error">
            <text:p>#DIV/0!</text:p>
          </table:table-cell>
          <table:table-cell table:style-name="ce10" table:number-columns-repeated="2"/>
          <table:table-cell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189481" calcext:value-type="float">
            <text:p>0.189481</text:p>
          </table:table-cell>
          <table:table-cell table:style-name="ce9" table:formula="of:=[.$C$9]/[.E147]" office:value-type="float" office:value="59.5464664003251" calcext:value-type="float">
            <text:p>59.5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6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 table:formula="of:=[.$C$18]/[.AG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M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W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Z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C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F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I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BS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V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Y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B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E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CO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R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U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X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A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DK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N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Q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T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W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EG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J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M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P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S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FC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F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I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L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O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FY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B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E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H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K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GU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X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A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D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G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HQ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T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W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Z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C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IM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P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S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V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Y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JI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L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O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R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U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KE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H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K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N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Q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LA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D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G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J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M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LW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Z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C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F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I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MS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V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Y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B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E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NO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R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U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X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A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OK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N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Q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T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W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PG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J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M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P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S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QC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F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I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L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O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QY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B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E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H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K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RU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X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A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D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G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SQ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T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W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Z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C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TM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P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S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V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Y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UI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L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O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R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U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VE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H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K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N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Q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WA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D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G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J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M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WW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Z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C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F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I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XS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V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Y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B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E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YO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R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U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X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A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ZK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N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Q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T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W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AG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J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M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P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S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BC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F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I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L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O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BY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B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E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H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K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CU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X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A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D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G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DQ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T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W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Z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C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EM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P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S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V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Y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FI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L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O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R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U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GE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H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K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N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Q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HA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D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G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J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M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HW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Z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C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F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I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IS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V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Y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B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E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JO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R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U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X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A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KK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N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Q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T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W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LG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J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M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P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S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MC147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MF147]" office:value-type="string" office:string-value="" calcext:value-type="error">
            <text:p>#DIV/0!</text:p>
          </table:table-cell>
          <table:table-cell table:style-name="ce10" table:number-columns-repeated="2"/>
          <table:table-cell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6"/>
          <table:table-cell/>
        </table:table-row>
        <table:table-row table:style-name="ro3">
          <table:table-cell/>
          <table:table-cell office:value-type="string" calcext:value-type="string">
            <text:p>Dynami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482499" calcext:value-type="float">
            <text:p>0.482499</text:p>
          </table:table-cell>
          <table:table-cell table:style-name="ce9" table:formula="of:=[.$C$8]/[.E149]" office:value-type="float" office:value="18.6725506166852" calcext:value-type="float">
            <text:p>18.7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6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 table:formula="of:=[.$C$17]/[.AG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M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P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W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Z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C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F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I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L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BS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V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Y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B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E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H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CO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R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U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X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A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D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DK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N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Q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T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W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Z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EG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J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M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P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S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V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FC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F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I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L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O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R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FY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B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E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H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K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N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GU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X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A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D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G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J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HQ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T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W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Z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C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F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IM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P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S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V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Y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B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JI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L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O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R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U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X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KE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H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K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N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Q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T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LA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D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G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J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M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P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LW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Z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C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F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I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L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MS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V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Y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B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E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H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NO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R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U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X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A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D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OK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N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Q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T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W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Z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PG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J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M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P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S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V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QC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F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I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L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O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R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QY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B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E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H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K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N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RU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X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A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D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G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J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SQ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T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W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Z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C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F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TM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P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S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V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Y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B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UI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L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O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R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U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X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VE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H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K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N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Q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T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WA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D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G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J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M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P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WW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Z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C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F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I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L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XS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V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Y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B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E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H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YO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R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U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X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A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D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ZK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N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Q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T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W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Z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AG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J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M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P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S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V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BC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F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I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L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O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R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BY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B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E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H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K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N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CU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X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A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D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G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J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DQ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T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W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Z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C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F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EM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P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S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V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Y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B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FI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L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O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R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U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X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GE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H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K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N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Q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T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HA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D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G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J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M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P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HW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Z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C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F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I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L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IS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V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Y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B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E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H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JO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R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U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X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A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D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KK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N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Q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T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W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Z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LG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J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M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P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S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V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MC14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MF149]" office:value-type="string" office:string-value="" calcext:value-type="error">
            <text:p>#DIV/0!</text:p>
          </table:table-cell>
          <table:table-cell table:style-name="ce10" table:number-columns-repeated="2"/>
          <table:table-cell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614936" calcext:value-type="float">
            <text:p>0.614936</text:p>
          </table:table-cell>
          <table:table-cell table:style-name="ce9" table:formula="of:=[.$C$9]/[.E150]" office:value-type="float" office:value="18.3481272847906" calcext:value-type="float">
            <text:p>18.3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6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 table:formula="of:=[.$C$18]/[.AG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M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W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Z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C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F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I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BS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V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Y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B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E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CO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R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U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X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A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DK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N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Q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T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W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EG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J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M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P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S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FC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F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I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L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O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FY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B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E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H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K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GU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X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A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D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G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HQ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T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W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Z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C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IM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P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S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V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Y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JI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L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O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R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U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KE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H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K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N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Q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LA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D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G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J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M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LW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Z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C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F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I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MS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V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Y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B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E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NO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R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U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X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A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OK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N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Q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T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W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PG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J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M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P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S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QC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F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I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L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O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QY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B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E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H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K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RU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X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A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D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G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SQ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T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W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Z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C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TM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P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S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V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Y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UI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L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O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R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U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VE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H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K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N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Q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WA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D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G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J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M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WW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Z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C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F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I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XS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V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Y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B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E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YO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R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U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X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A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ZK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N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Q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T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W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AG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J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M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P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S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BC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F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I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L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O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BY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B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E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H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K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CU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X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A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D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G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DQ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T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W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Z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C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EM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P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S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V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Y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FI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L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O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R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U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GE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H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K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N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Q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HA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D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G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J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M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HW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Z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C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F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I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IS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V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Y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B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E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JO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R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U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X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A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KK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N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Q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T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W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LG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J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M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P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S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MC150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MF150]" office:value-type="string" office:string-value="" calcext:value-type="error">
            <text:p>#DIV/0!</text:p>
          </table:table-cell>
          <table:table-cell table:style-name="ce10" table:number-columns-repeated="2"/>
          <table:table-cell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6"/>
          <table:table-cell/>
        </table:table-row>
        <table:table-row table:style-name="ro3">
          <table:table-cell/>
          <table:table-cell office:value-type="string" calcext:value-type="string">
            <text:p>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110958" calcext:value-type="float">
            <text:p>0.110958</text:p>
          </table:table-cell>
          <table:table-cell table:style-name="ce9" table:formula="of:=[.$C$8]/[.E152]" office:value-type="float" office:value="81.1972728419763" calcext:value-type="float">
            <text:p>81.2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6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 table:formula="of:=[.$C$17]/[.AG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M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P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W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Z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C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F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I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L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BS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V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Y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B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E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H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CO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R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U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X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A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D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DK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N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Q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T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W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Z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EG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J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M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P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S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V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FC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F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I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L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O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R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FY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B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E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H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K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N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GU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X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A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D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G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J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HQ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T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W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Z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C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F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IM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P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S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V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Y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B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JI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L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O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R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U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X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KE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H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K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N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Q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T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LA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D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G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J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M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P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LW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Z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C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F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I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L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MS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V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Y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B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E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H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NO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R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U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X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A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D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OK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N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Q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T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W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Z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PG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J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M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P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S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V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QC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F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I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L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O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R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QY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B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E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H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K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N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RU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X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A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D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G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J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SQ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T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W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Z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C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F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TM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P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S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V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Y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B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UI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L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O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R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U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X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VE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H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K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N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Q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T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WA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D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G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J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M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P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WW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Z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C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F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I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L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XS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V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Y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B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E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H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YO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R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U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X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A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D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ZK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N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Q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T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W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Z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AG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J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M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P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S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V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BC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F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I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L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O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R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BY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B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E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H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K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N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CU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X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A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D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G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J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DQ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T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W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Z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C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F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EM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P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S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V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Y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B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FI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L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O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R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U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X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GE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H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K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N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Q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T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HA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D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G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J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M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P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HW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Z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C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F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I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L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IS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V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Y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B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E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H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JO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R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U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X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A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D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KK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N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Q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T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W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Z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LG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J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M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P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S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V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MC15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MF152]" office:value-type="string" office:string-value="" calcext:value-type="error">
            <text:p>#DIV/0!</text:p>
          </table:table-cell>
          <table:table-cell table:style-name="ce10" table:number-columns-repeated="2"/>
          <table:table-cell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175427" calcext:value-type="float">
            <text:p>0.175427</text:p>
          </table:table-cell>
          <table:table-cell table:style-name="ce9" table:formula="of:=[.$C$9]/[.E153]" office:value-type="float" office:value="64.3169181482896" calcext:value-type="float">
            <text:p>64.3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6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 table:formula="of:=[.$C$18]/[.AG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M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W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Z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C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F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I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BS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V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Y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B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E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CO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R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U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X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A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DK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N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Q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T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W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EG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J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M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P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S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FC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F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I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L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O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FY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B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E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H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K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GU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X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A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D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G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HQ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T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W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Z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C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IM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P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S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V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Y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JI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L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O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R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U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KE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H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K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N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Q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LA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D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G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J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M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LW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Z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C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F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I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MS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V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Y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B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E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NO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R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U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X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A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OK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N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Q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T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W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PG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J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M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P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S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QC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F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I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L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O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QY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B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E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H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K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RU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X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A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D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G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SQ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T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W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Z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C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TM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P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S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V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Y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UI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L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O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R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U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VE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H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K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N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Q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WA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D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G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J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M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WW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Z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C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F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I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XS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V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Y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B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E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YO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R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U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X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A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ZK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N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Q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T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W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AG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J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M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P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S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BC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F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I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L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O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BY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B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E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H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K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CU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X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A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D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G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DQ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T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W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Z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C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EM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P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S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V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Y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FI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L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O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R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U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GE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H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K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N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Q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HA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D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G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J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M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HW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Z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C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F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I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IS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V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Y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B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E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JO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R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U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X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A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KK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N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Q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T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W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LG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J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M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P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S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MC15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MF153]" office:value-type="string" office:string-value="" calcext:value-type="error">
            <text:p>#DIV/0!</text:p>
          </table:table-cell>
          <table:table-cell table:style-name="ce10" table:number-columns-repeated="2"/>
          <table:table-cell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6"/>
          <table:table-cell/>
        </table:table-row>
        <table:table-row table:style-name="ro3">
          <table:table-cell/>
          <table:table-cell office:value-type="string" calcext:value-type="string">
            <text:p>2 St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059292" calcext:value-type="float">
            <text:p>0.059292</text:p>
          </table:table-cell>
          <table:table-cell table:style-name="ce9" table:formula="of:=[.$C$8]/[.E155]" office:value-type="float" office:value="151.951140120084" calcext:value-type="float">
            <text:p>152.0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6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 table:formula="of:=[.$C$17]/[.AG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M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P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W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Z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C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F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I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L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BS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V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Y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B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E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H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CO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R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U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X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A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D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DK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N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Q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T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W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Z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EG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J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M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P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S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V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FC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F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I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L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O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R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FY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B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E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H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K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N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GU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X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A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D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G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J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HQ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T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W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Z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C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F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IM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P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S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V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Y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B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JI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L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O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R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U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X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KE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H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K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N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Q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T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LA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D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G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J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M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P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LW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Z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C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F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I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L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MS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V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Y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B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E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H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NO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R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U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X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A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D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OK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N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Q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T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W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Z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PG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J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M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P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S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V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QC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F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I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L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O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R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QY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B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E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H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K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N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RU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X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A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D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G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J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SQ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T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W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Z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C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F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TM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P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S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V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Y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B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UI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L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O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R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U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X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VE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H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K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N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Q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T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WA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D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G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J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M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P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WW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Z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C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F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I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L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XS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V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Y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B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E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H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YO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R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U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X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A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D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ZK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N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Q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T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W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Z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AG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J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M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P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S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V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BC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F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I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L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O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R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BY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B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E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H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K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N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CU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X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A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D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G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J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DQ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T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W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Z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C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F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EM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P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S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V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Y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B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FI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L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O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R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U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X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GE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H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K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N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Q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T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HA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D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G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J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M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P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HW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Z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C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F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I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L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IS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V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Y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B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E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H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JO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R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U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X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A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D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KK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N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Q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T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W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Z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LG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J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M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P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S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V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2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MC155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MF155]" office:value-type="string" office:string-value="" calcext:value-type="error">
            <text:p>#DIV/0!</text:p>
          </table:table-cell>
          <table:table-cell table:style-name="ce10" table:number-columns-repeated="2"/>
          <table:table-cell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139346" calcext:value-type="float">
            <text:p>0.139346</text:p>
          </table:table-cell>
          <table:table-cell table:style-name="ce9" table:formula="of:=[.$C$9]/[.E156]" office:value-type="float" office:value="80.9705624847502" calcext:value-type="float">
            <text:p>81.0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6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 table:formula="of:=[.$C$18]/[.AG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M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W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Z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C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F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I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BS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V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Y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B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E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CO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R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U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X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A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DK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N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Q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T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W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EG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J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M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P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S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FC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F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I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L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O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FY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B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E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H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K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GU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X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A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D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G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HQ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T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W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Z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C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IM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P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S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V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Y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JI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L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O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R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U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KE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H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K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N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Q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LA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D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G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J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M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LW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Z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C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F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I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MS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V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Y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B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E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NO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R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U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X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A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OK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N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Q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T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W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PG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J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M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P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S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QC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F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I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L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O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QY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B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E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H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K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RU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X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A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D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G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SQ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T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W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Z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C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TM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P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S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V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Y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UI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L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O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R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U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VE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H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K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N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Q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WA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D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G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J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M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WW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Z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C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F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I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XS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V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Y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B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E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YO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R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U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X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A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ZK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N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Q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T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W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AG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J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M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P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S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BC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F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I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L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O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BY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B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E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H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K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CU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X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A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D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G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DQ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T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W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Z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C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EM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P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S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V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Y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FI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L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O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R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U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GE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H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K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N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Q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HA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D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G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J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M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HW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Z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C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F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I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IS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V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Y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B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E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JO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R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U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X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A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KK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N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Q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T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W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LG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J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M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P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S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MC15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MF156]" office:value-type="string" office:string-value="" calcext:value-type="error">
            <text:p>#DIV/0!</text:p>
          </table:table-cell>
          <table:table-cell table:style-name="ce10" table:number-columns-repeated="2"/>
          <table:table-cell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6"/>
          <table:table-cell/>
        </table:table-row>
        <table:table-row table:style-name="ro3">
          <table:table-cell/>
          <table:table-cell office:value-type="string" calcext:value-type="string">
            <text:p>3 St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058934" calcext:value-type="float">
            <text:p>0.058934</text:p>
          </table:table-cell>
          <table:table-cell table:style-name="ce12" table:formula="of:=[.$C$8]/[.E158]" office:value-type="float" office:value="152.874181287542" calcext:value-type="float">
            <text:p>152.9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6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 table:formula="of:=[.$C$17]/[.AG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M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P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AZ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C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F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I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L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BV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Y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B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E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H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CR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U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X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A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D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DN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Q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T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W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Z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EJ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M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P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S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V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FF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I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L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O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R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GB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E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H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K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N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GX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A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D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G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J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HT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W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Z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C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F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IP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S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V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Y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B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JL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O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R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U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X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KH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K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N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Q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T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LD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G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J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M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P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LZ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C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F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I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L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MV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Y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B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E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H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NR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U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X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A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D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ON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Q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T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W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Z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PJ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M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P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S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V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QF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I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L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O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R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RB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E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H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K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N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RX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A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D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G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J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ST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W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Z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C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F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TP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S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V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Y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B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UL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O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R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U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X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VH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K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N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Q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T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WD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G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J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M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P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WZ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C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F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I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L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XV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Y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B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E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H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YR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U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X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A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D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ZN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Q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T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W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Z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AAJ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M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P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S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V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ABF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I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L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O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R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ACB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E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H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K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N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ACX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A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D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G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J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ADT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W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Z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C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F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AEP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S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V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Y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B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AFL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O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R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U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X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AGH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K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N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Q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T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AHD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G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J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M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P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AHZ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C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F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I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L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AIV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Y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B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E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H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AJR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U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X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A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D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AKN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Q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T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W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Z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ALJ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M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P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S158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V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3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7]/[.AMF158]" office:value-type="string" office:string-value="" calcext:value-type="error">
            <text:p>#DIV/0!</text:p>
          </table:table-cell>
          <table:table-cell table:style-name="ce10" table:number-columns-repeated="2"/>
          <table:table-cell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11739" calcext:value-type="float">
            <text:p>0.11739</text:p>
          </table:table-cell>
          <table:table-cell table:style-name="ce12" table:formula="of:=[.$C$9]/[.E159]" office:value-type="float" office:value="96.1148649799813" calcext:value-type="float">
            <text:p>96.1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6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 table:formula="of:=[.$C$18]/[.AG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M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AZ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C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F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I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BV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Y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B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E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CR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U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X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A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DN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Q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T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W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EJ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M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P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S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FF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I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L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O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GB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E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H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K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GX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A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D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G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HT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W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Z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C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IP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S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V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Y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JL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O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R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U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KH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K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N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Q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LD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G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J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M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LZ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C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F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I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MV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Y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B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E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NR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U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X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A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ON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Q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T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W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PJ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M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P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S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QF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I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L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O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RB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E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H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K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RX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A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D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G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ST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W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Z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C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TP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S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V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Y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UL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O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R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U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VH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K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N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Q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WD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G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J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M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WZ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C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F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I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XV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Y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B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E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YR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U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X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A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ZN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Q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T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W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AAJ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M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P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S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ABF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I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L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O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ACB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E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H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K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ACX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A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D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G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ADT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W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Z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C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AEP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S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V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Y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AFL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O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R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U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AGH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K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N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Q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AHD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G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J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M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AHZ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C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F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I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AIV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Y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B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E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AJR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U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X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A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AKN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Q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T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W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ALJ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M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P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S159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#REF!]" office:value-type="string" office:string-value="" calcext:value-type="error">
            <text:p>#REF!</text:p>
          </table:table-cell>
          <table:table-cell table:style-name="ce10" table:number-columns-repeated="2"/>
          <table:table-cell table:style-name="ce9" table:formula="of:=[.$C$18]/[.AMF159]" office:value-type="string" office:string-value="" calcext:value-type="error">
            <text:p>#DIV/0!</text:p>
          </table:table-cell>
          <table:table-cell table:style-name="ce10" table:number-columns-repeated="2"/>
          <table:table-cell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6"/>
          <table:table-cell/>
        </table:table-row>
        <table:table-row table:style-name="ro3">
          <table:table-cell/>
          <table:table-cell office:value-type="string" calcext:value-type="string">
            <text:p>10 St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062306" calcext:value-type="float">
            <text:p>0.062306</text:p>
          </table:table-cell>
          <table:table-cell table:style-name="ce9" table:formula="of:=[.$C$8]/[.E161]" office:value-type="float" office:value="144.600632362854" calcext:value-type="float">
            <text:p>144.6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6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 table:formula="of:=[.$C$17]/[.AG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M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P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W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Z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C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F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I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L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BS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V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BY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B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E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H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CO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R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U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CX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A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D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DK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N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Q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T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W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DZ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EG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J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M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P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S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EV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FC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F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I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L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O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FR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FY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B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E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H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K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N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GU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GX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A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D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G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J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HQ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T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W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HZ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C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F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IM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P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S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V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IY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B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JI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L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O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R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U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JX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KE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H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K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N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Q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KT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LA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D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G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J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M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P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LW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LZ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C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F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I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L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MS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V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MY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B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E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H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NO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R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U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NX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A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D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OK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N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Q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T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W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OZ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PG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J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M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P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S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PV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QC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F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I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L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O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QR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QY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B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E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H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K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N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RU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RX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A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D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G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J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SQ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T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W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SZ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C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F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TM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P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S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V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TY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B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UI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L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O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R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U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UX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VE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H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K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N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Q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VT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WA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D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G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J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M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P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WW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WZ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C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F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I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L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XS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V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XY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B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E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H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YO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R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U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YX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A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D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ZK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N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Q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T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W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ZZ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AG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J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M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P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S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AV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BC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F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I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L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O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BR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BY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B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E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H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K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N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CU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CX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A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D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G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J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DQ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T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W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DZ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C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F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EM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P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S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V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EY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B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FI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L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O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R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U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FX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GE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H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K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N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Q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GT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HA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D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G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J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M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P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HW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HZ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C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F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I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L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IS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V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IY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B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E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H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JO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R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U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JX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A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D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KK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N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Q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T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W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KZ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LG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J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M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P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S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LV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0 St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loat</text:p>
          </table:table-cell>
          <table:table-cell/>
          <table:table-cell table:style-name="ce9" table:formula="of:=[.$C$17]/[.AMC16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7]/[.AMF161]" office:value-type="string" office:string-value="" calcext:value-type="error">
            <text:p>#DIV/0!</text:p>
          </table:table-cell>
          <table:table-cell table:style-name="ce10" table:number-columns-repeated="2"/>
          <table:table-cell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138193" calcext:value-type="float">
            <text:p>0.138193</text:p>
          </table:table-cell>
          <table:table-cell table:style-name="ce9" table:formula="of:=[.$C$9]/[.E162]" office:value-type="float" office:value="81.6461325826923" calcext:value-type="float">
            <text:p>81.6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number-columns-repeated="6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 table:formula="of:=[.$C$18]/[.AG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M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W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Z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C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F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I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BS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V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BY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B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E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CO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R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U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CX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A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DK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N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Q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T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DW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EG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J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M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P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ES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FC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F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I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L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FO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FY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B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E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H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K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GU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GX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A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D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G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HQ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T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W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HZ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C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IM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P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S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V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IY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JI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L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O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R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JU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KE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H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K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N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KQ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LA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D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G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J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M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LW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LZ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C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F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I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MS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V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MY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B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E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NO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R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U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NX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A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OK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N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Q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T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OW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PG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J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M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P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PS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QC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F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I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L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QO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QY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B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E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H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K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RU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RX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A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D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G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SQ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T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W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SZ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C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TM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P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S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V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TY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UI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L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O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R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UU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VE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H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K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N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VQ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WA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D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G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J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M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WW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WZ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C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F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I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XS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V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XY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B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E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YO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R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U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YX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A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ZK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N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Q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T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ZW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AG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J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M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P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AS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BC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F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I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L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BO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BY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B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E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H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K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CU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CX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A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D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G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DQ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T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W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DZ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C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EM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P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S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V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EY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FI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L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O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R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FU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GE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H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K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N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GQ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HA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D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G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J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M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HW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HZ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C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F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I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IS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V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IY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B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E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JO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R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U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JX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A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KK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N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Q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T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KW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LG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J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M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P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LS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/>
          <table:table-cell table:number-columns-repeated="4"/>
          <table:table-cell office:value-type="string" calcext:value-type="string">
            <text:p>Double</text:p>
          </table:table-cell>
          <table:table-cell/>
          <table:table-cell table:style-name="ce9" table:formula="of:=[.$C$18]/[.AMC16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9" table:formula="of:=[.$C$18]/[.AMF162]" office:value-type="string" office:string-value="" calcext:value-type="error">
            <text:p>#DIV/0!</text:p>
          </table:table-cell>
          <table:table-cell table:style-name="ce10" table:number-columns-repeated="2"/>
          <table:table-cell/>
        </table:table-row>
        <table:table-row table:style-name="ro3">
          <table:table-cell table:number-columns-repeated="5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16"/>
          <table:table-cell table:number-columns-repeated="6"/>
          <table:table-cell table:style-name="ce10" table:number-columns-repeated="6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8" table:number-columns-spanned="2" table:number-rows-spanned="1"/>
          <table:covered-table-cell/>
          <table:table-cell/>
          <table:table-cell table:style-name="ce8" table:number-columns-spanned="2" table:number-rows-spanned="1"/>
          <table:covered-table-cell/>
          <table:table-cell/>
          <table:table-cell table:style-name="ce8" table:number-columns-spanned="2" table:number-rows-spanned="1"/>
          <table:covered-table-cell/>
          <table:table-cell/>
          <table:table-cell table:style-name="ce8" table:number-columns-spanned="2" table:number-rows-spanned="1"/>
          <table:covered-table-cell/>
          <table:table-cell/>
          <table:table-cell table:style-name="ce8" table:number-columns-spanned="2" table:number-rows-spanned="1"/>
          <table:covered-table-cell/>
          <table:table-cell table:number-columns-repeated="1003"/>
        </table:table-row>
        <table:table-row table:style-name="ro5">
          <table:table-cell table:style-name="ce5" office:value-type="float" office:value="16384" calcext:value-type="float">
            <text:p>1638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240216" calcext:value-type="float">
            <text:p>0.240216</text:p>
          </table:table-cell>
          <table:table-cell table:style-name="ce9" table:formula="of:=[.$C$14]/[.E166]" office:value-type="float" office:value="147.62393429247" calcext:value-type="float">
            <text:p>147.6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10"/>
          <table:table-cell table:number-columns-repeated="99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548125" calcext:value-type="float">
            <text:p>0.548125</text:p>
          </table:table-cell>
          <table:table-cell table:style-name="ce9" table:formula="of:=[.$C$15]/[.E167]" office:value-type="float" office:value="80.3664602052452" calcext:value-type="float">
            <text:p>80.4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10"/>
          <table:table-cell table:number-columns-repeated="993"/>
        </table:table-row>
        <table:table-row table:style-name="ro3">
          <table:table-cell table:number-columns-repeated="5"/>
          <table:table-cell table:style-name="ce10" table:number-columns-repeated="26"/>
          <table:table-cell table:number-columns-repeated="993"/>
        </table:table-row>
        <table:table-row table:style-name="ro3">
          <table:table-cell/>
          <table:table-cell office:value-type="string" calcext:value-type="string">
            <text:p>Shared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2688" calcext:value-type="float">
            <text:p>0.2688</text:p>
          </table:table-cell>
          <table:table-cell table:style-name="ce9" table:formula="of:=[.$C$14]/[.E169]" office:value-type="float" office:value="131.925710565476" calcext:value-type="float">
            <text:p>131.9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10"/>
          <table:table-cell table:number-columns-repeated="99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736876" calcext:value-type="float">
            <text:p>0.736876</text:p>
          </table:table-cell>
          <table:table-cell table:style-name="ce9" table:formula="of:=[.$C$15]/[.E170]" office:value-type="float" office:value="59.7805682367183" calcext:value-type="float">
            <text:p>59.8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10"/>
          <table:table-cell table:number-columns-repeated="993"/>
        </table:table-row>
        <table:table-row table:style-name="ro3">
          <table:table-cell table:number-columns-repeated="5"/>
          <table:table-cell table:style-name="ce10" table:number-columns-repeated="26"/>
          <table:table-cell table:number-columns-repeated="993"/>
        </table:table-row>
        <table:table-row table:style-name="ro3">
          <table:table-cell/>
          <table:table-cell office:value-type="string" calcext:value-type="string">
            <text:p>Dynami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.514736" calcext:value-type="float">
            <text:p>1.514736</text:p>
          </table:table-cell>
          <table:table-cell table:style-name="ce9" table:formula="of:=[.$C$14]/[.E172]" office:value-type="float" office:value="23.4110967191643" calcext:value-type="float">
            <text:p>23.4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10"/>
          <table:table-cell table:number-columns-repeated="99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1.90849" calcext:value-type="float">
            <text:p>1.90849</text:p>
          </table:table-cell>
          <table:table-cell table:style-name="ce9" table:formula="of:=[.$C$15]/[.E173]" office:value-type="float" office:value="23.0815283286787" calcext:value-type="float">
            <text:p>23.1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10"/>
          <table:table-cell table:number-columns-repeated="993"/>
        </table:table-row>
        <table:table-row table:style-name="ro3">
          <table:table-cell table:number-columns-repeated="5"/>
          <table:table-cell table:style-name="ce10" table:number-columns-repeated="26"/>
          <table:table-cell table:number-columns-repeated="993"/>
        </table:table-row>
        <table:table-row table:style-name="ro3">
          <table:table-cell/>
          <table:table-cell office:value-type="string" calcext:value-type="string">
            <text:p>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316005" calcext:value-type="float">
            <text:p>0.316005</text:p>
          </table:table-cell>
          <table:table-cell table:style-name="ce9" table:formula="of:=[.$C$14]/[.E175]" office:value-type="float" office:value="112.218575655448" calcext:value-type="float">
            <text:p>112.2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10"/>
          <table:table-cell table:number-columns-repeated="99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668406" calcext:value-type="float">
            <text:p>0.668406</text:p>
          </table:table-cell>
          <table:table-cell table:style-name="ce9" table:formula="of:=[.$C$15]/[.E176]" office:value-type="float" office:value="65.9043545390077" calcext:value-type="float">
            <text:p>65.9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10"/>
          <table:table-cell table:number-columns-repeated="993"/>
        </table:table-row>
        <table:table-row table:style-name="ro3">
          <table:table-cell table:number-columns-repeated="5"/>
          <table:table-cell table:style-name="ce10" table:number-columns-repeated="26"/>
          <table:table-cell table:number-columns-repeated="993"/>
        </table:table-row>
        <table:table-row table:style-name="ro3">
          <table:table-cell/>
          <table:table-cell office:value-type="string" calcext:value-type="string">
            <text:p>2 St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226938" calcext:value-type="float">
            <text:p>0.226938</text:p>
          </table:table-cell>
          <table:table-cell table:style-name="ce9" table:formula="of:=[.$C$14]/[.E178]" office:value-type="float" office:value="156.261318069252" calcext:value-type="float">
            <text:p>156.3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10"/>
          <table:table-cell table:number-columns-repeated="99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547323" calcext:value-type="float">
            <text:p>0.547323</text:p>
          </table:table-cell>
          <table:table-cell table:style-name="ce9" table:formula="of:=[.$C$15]/[.E179]" office:value-type="float" office:value="80.4842222965233" calcext:value-type="float">
            <text:p>80.5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10"/>
          <table:table-cell table:number-columns-repeated="993"/>
        </table:table-row>
        <table:table-row table:style-name="ro3">
          <table:table-cell table:number-columns-repeated="5"/>
          <table:table-cell table:style-name="ce10" table:number-columns-repeated="26"/>
          <table:table-cell table:number-columns-repeated="993"/>
        </table:table-row>
        <table:table-row table:style-name="ro3">
          <table:table-cell/>
          <table:table-cell office:value-type="string" calcext:value-type="string">
            <text:p>3 St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222078" calcext:value-type="float">
            <text:p>0.222078</text:p>
          </table:table-cell>
          <table:table-cell table:style-name="ce12" table:formula="of:=[.$C$14]/[.E181]" office:value-type="float" office:value="159.680972451121" calcext:value-type="float">
            <text:p>159.7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10"/>
          <table:table-cell table:number-columns-repeated="99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462239" calcext:value-type="float">
            <text:p>0.462239</text:p>
          </table:table-cell>
          <table:table-cell table:style-name="ce12" table:formula="of:=[.$C$15]/[.E182]" office:value-type="float" office:value="95.2988951602959" calcext:value-type="float">
            <text:p>95.3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10"/>
          <table:table-cell table:number-columns-repeated="993"/>
        </table:table-row>
        <table:table-row table:style-name="ro3">
          <table:table-cell table:number-columns-repeated="5"/>
          <table:table-cell table:style-name="ce10" table:number-columns-repeated="26"/>
          <table:table-cell table:number-columns-repeated="993"/>
        </table:table-row>
        <table:table-row table:style-name="ro3">
          <table:table-cell/>
          <table:table-cell office:value-type="string" calcext:value-type="string">
            <text:p>10 St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231837" calcext:value-type="float">
            <text:p>0.231837</text:p>
          </table:table-cell>
          <table:table-cell table:style-name="ce9" table:formula="of:=[.$C$14]/[.E184]" office:value-type="float" office:value="152.959324870491" calcext:value-type="float">
            <text:p>153.0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10"/>
          <table:table-cell table:number-columns-repeated="99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535097" calcext:value-type="float">
            <text:p>0.535097</text:p>
          </table:table-cell>
          <table:table-cell table:style-name="ce9" table:formula="of:=[.$C$15]/[.E185]" office:value-type="float" office:value="82.323141411744" calcext:value-type="float">
            <text:p>82.3</text:p>
          </table:table-cell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10"/>
          <table:table-cell table:number-columns-repeated="993"/>
        </table:table-row>
        <table:table-row table:style-name="ro3" table:number-rows-repeated="4">
          <table:table-cell table:number-columns-repeated="5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10"/>
          <table:table-cell table:number-columns-repeated="993"/>
        </table:table-row>
        <table:table-row table:style-name="ro3">
          <table:table-cell table:style-name="ce4" office:value-type="string" calcext:value-type="string">
            <text:p>I ran 10000 without realising it wasn't one of the specified sizes</text:p>
          </table:table-cell>
          <table:table-cell table:number-columns-repeated="4"/>
          <table:table-cell table:style-name="ce10" table:number-columns-repeated="26"/>
          <table:table-cell table:number-columns-repeated="993"/>
        </table:table-row>
        <table:table-row table:style-name="ro3">
          <table:table-cell table:number-columns-repeated="4"/>
          <table:table-cell table:style-name="ce7" office:value-type="float" office:value="128" calcext:value-type="float" table:number-columns-spanned="2" table:number-rows-spanned="1">
            <text:p>128</text:p>
          </table:table-cell>
          <table:covered-table-cell table:style-name="ce4"/>
          <table:table-cell table:style-name="ce4"/>
          <table:table-cell table:style-name="ce7" office:value-type="float" office:value="32" calcext:value-type="float" table:number-columns-spanned="2" table:number-rows-spanned="1">
            <text:p>32</text:p>
          </table:table-cell>
          <table:covered-table-cell table:style-name="ce4"/>
          <table:table-cell table:style-name="ce4"/>
          <table:table-cell table:style-name="ce7" office:value-type="float" office:value="64" calcext:value-type="float" table:number-columns-spanned="2" table:number-rows-spanned="1">
            <text:p>64</text:p>
          </table:table-cell>
          <table:covered-table-cell table:style-name="ce4"/>
          <table:table-cell table:style-name="ce4"/>
          <table:table-cell table:style-name="ce7" office:value-type="float" office:value="256" calcext:value-type="float" table:number-columns-spanned="2" table:number-rows-spanned="1">
            <text:p>256</text:p>
          </table:table-cell>
          <table:covered-table-cell table:style-name="ce4"/>
          <table:table-cell table:style-name="ce4"/>
          <table:table-cell table:style-name="ce7" office:value-type="float" office:value="512" calcext:value-type="float" table:number-columns-spanned="2" table:number-rows-spanned="1">
            <text:p>512</text:p>
          </table:table-cell>
          <table:covered-table-cell table:style-name="ce4"/>
          <table:table-cell table:style-name="ce4"/>
          <table:table-cell table:style-name="ce7" office:value-type="float" office:value="1024" calcext:value-type="float" table:number-columns-spanned="2" table:number-rows-spanned="1">
            <text:p>1024</text:p>
          </table:table-cell>
          <table:covered-table-cell table:style-name="ce4"/>
          <table:table-cell table:number-columns-repeated="1003"/>
        </table:table-row>
        <table:table-row table:style-name="ro5">
          <table:table-cell table:style-name="ce5" office:value-type="float" office:value="10000" calcext:value-type="float">
            <text:p>1000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092178" calcext:value-type="float">
            <text:p>0.092178</text:p>
          </table:table-cell>
          <table:table-cell table:style-name="ce11" table:formula="of:=[.$C$11]/[.E192]" office:value-type="float" office:value="144.649113671375" calcext:value-type="float">
            <text:p>144.6</text:p>
          </table:table-cell>
          <table:table-cell/>
          <table:table-cell office:value-type="float" office:value="0.1100639" calcext:value-type="float">
            <text:p>0.1100639</text:p>
          </table:table-cell>
          <table:table-cell table:style-name="ce13" table:formula="of:=[.$C$11]/[.H192]" office:value-type="float" office:value="121.142954229316" calcext:value-type="float">
            <text:p>121.1</text:p>
          </table:table-cell>
          <table:table-cell/>
          <table:table-cell office:value-type="float" office:value="0.097835" calcext:value-type="float">
            <text:p>0.097835</text:p>
          </table:table-cell>
          <table:table-cell table:style-name="ce9" table:formula="of:=[.$C$11]/[.K192]" office:value-type="float" office:value="136.285235345224" calcext:value-type="float">
            <text:p>136.3</text:p>
          </table:table-cell>
          <table:table-cell/>
          <table:table-cell office:value-type="float" office:value="0.092205" calcext:value-type="float">
            <text:p>0.092205</text:p>
          </table:table-cell>
          <table:table-cell table:style-name="ce9" table:formula="of:=[.$C$11]/[.N192]" office:value-type="float" office:value="144.606756683477" calcext:value-type="float">
            <text:p>144.6</text:p>
          </table:table-cell>
          <table:table-cell/>
          <table:table-cell office:value-type="float" office:value="0.092954" calcext:value-type="float">
            <text:p>0.092954</text:p>
          </table:table-cell>
          <table:table-cell table:style-name="ce9" table:formula="of:=[.$C$11]/[.Q192]" office:value-type="float" office:value="143.441551735267" calcext:value-type="float">
            <text:p>143.4</text:p>
          </table:table-cell>
          <table:table-cell/>
          <table:table-cell office:value-type="float" office:value="0.094996" calcext:value-type="float">
            <text:p>0.094996</text:p>
          </table:table-cell>
          <table:table-cell table:style-name="ce9" table:formula="of:=[.$C$11]/[.T192]" office:value-type="float" office:value="140.358183502463" calcext:value-type="float">
            <text:p>140.4</text:p>
          </table:table-cell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08047" calcext:value-type="float">
            <text:p>0.208047</text:p>
          </table:table-cell>
          <table:table-cell table:style-name="ce13" table:formula="of:=[.$C$12]/[.E193]" office:value-type="float" office:value="79.9146587069268" calcext:value-type="float">
            <text:p>79.9</text:p>
          </table:table-cell>
          <table:table-cell/>
          <table:table-cell office:value-type="float" office:value="0.251874" calcext:value-type="float">
            <text:p>0.251874</text:p>
          </table:table-cell>
          <table:table-cell table:style-name="ce13" table:formula="of:=[.$C$12]/[.H193]" office:value-type="float" office:value="66.0092149249228" calcext:value-type="float">
            <text:p>66.0</text:p>
          </table:table-cell>
          <table:table-cell/>
          <table:table-cell office:value-type="float" office:value="0.214528" calcext:value-type="float">
            <text:p>0.214528</text:p>
          </table:table-cell>
          <table:table-cell table:style-name="ce9" table:formula="of:=[.$C$12]/[.K193]" office:value-type="float" office:value="77.5003962186754" calcext:value-type="float">
            <text:p>77.5</text:p>
          </table:table-cell>
          <table:table-cell/>
          <table:table-cell office:value-type="float" office:value="0.21007" calcext:value-type="float">
            <text:p>0.21007</text:p>
          </table:table-cell>
          <table:table-cell table:style-name="ce9" table:formula="of:=[.$C$12]/[.N193]" office:value-type="float" office:value="79.1450706907222" calcext:value-type="float">
            <text:p>79.1</text:p>
          </table:table-cell>
          <table:table-cell/>
          <table:table-cell office:value-type="float" office:value="0.212457" calcext:value-type="float">
            <text:p>0.212457</text:p>
          </table:table-cell>
          <table:table-cell table:style-name="ce9" table:formula="of:=[.$C$12]/[.Q193]" office:value-type="float" office:value="78.2558588326108" calcext:value-type="float">
            <text:p>78.3</text:p>
          </table:table-cell>
          <table:table-cell table:number-columns-repeated="2"/>
          <table:table-cell table:style-name="ce9"/>
          <table:table-cell table:number-columns-repeated="1003"/>
        </table:table-row>
        <table:table-row table:style-name="ro3">
          <table:table-cell table:number-columns-repeated="11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Shared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102389" calcext:value-type="float">
            <text:p>0.102389</text:p>
          </table:table-cell>
          <table:table-cell table:style-name="ce11" table:formula="of:=[.$C$11]/[.E195]" office:value-type="float" office:value="130.22361777144" calcext:value-type="float">
            <text:p>130.2</text:p>
          </table:table-cell>
          <table:table-cell/>
          <table:table-cell office:value-type="float" office:value="0.12377" calcext:value-type="float">
            <text:p>0.12377</text:p>
          </table:table-cell>
          <table:table-cell table:style-name="ce13" table:formula="of:=[.$C$11]/[.H195]" office:value-type="float" office:value="107.727769249414" calcext:value-type="float">
            <text:p>107.7</text:p>
          </table:table-cell>
          <table:table-cell/>
          <table:table-cell office:value-type="float" office:value="0.104896" calcext:value-type="float">
            <text:p>0.104896</text:p>
          </table:table-cell>
          <table:table-cell table:style-name="ce9" table:formula="of:=[.$C$11]/[.K195]" office:value-type="float" office:value="127.111291183649" calcext:value-type="float">
            <text:p>127.1</text:p>
          </table:table-cell>
          <table:table-cell/>
          <table:table-cell office:value-type="float" office:value="0.106645" calcext:value-type="float">
            <text:p>0.106645</text:p>
          </table:table-cell>
          <table:table-cell table:style-name="ce9" table:formula="of:=[.$C$11]/[.N195]" office:value-type="float" office:value="125.026639786207" calcext:value-type="float">
            <text:p>125.0</text:p>
          </table:table-cell>
          <table:table-cell/>
          <table:table-cell office:value-type="float" office:value="0.108811" calcext:value-type="float">
            <text:p>0.108811</text:p>
          </table:table-cell>
          <table:table-cell table:style-name="ce9" table:formula="of:=[.$C$11]/[.Q195]" office:value-type="float" office:value="122.537850033544" calcext:value-type="float">
            <text:p>122.5</text:p>
          </table:table-cell>
          <table:table-cell/>
          <table:table-cell office:value-type="float" office:value="0.114151" calcext:value-type="float">
            <text:p>0.114151</text:p>
          </table:table-cell>
          <table:table-cell table:style-name="ce9" table:formula="of:=[.$C$11]/[.T195]" office:value-type="float" office:value="116.805511997267" calcext:value-type="float">
            <text:p>116.8</text:p>
          </table:table-cell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81073" calcext:value-type="float">
            <text:p>0.281073</text:p>
          </table:table-cell>
          <table:table-cell table:style-name="ce13" table:formula="of:=[.$C$12]/[.E196]" office:value-type="float" office:value="59.1519107135869" calcext:value-type="float">
            <text:p>59.2</text:p>
          </table:table-cell>
          <table:table-cell/>
          <table:table-cell office:value-type="float" office:value="0.271748" calcext:value-type="float">
            <text:p>0.271748</text:p>
          </table:table-cell>
          <table:table-cell table:style-name="ce13" table:formula="of:=[.$C$12]/[.H196]" office:value-type="float" office:value="61.1817014292654" calcext:value-type="float">
            <text:p>61.2</text:p>
          </table:table-cell>
          <table:table-cell/>
          <table:table-cell office:value-type="float" office:value="0.264972" calcext:value-type="float">
            <text:p>0.264972</text:p>
          </table:table-cell>
          <table:table-cell table:style-name="ce9" table:formula="of:=[.$C$12]/[.K196]" office:value-type="float" office:value="62.7462713041378" calcext:value-type="float">
            <text:p>62.7</text:p>
          </table:table-cell>
          <table:table-cell/>
          <table:table-cell office:value-type="float" office:value="0.287434" calcext:value-type="float">
            <text:p>0.287434</text:p>
          </table:table-cell>
          <table:table-cell table:style-name="ce9" table:formula="of:=[.$C$12]/[.N196]" office:value-type="float" office:value="57.8428613177286" calcext:value-type="float">
            <text:p>57.8</text:p>
          </table:table-cell>
          <table:table-cell/>
          <table:table-cell office:value-type="float" office:value="0.296908" calcext:value-type="float">
            <text:p>0.296908</text:p>
          </table:table-cell>
          <table:table-cell table:style-name="ce9" table:formula="of:=[.$C$12]/[.Q196]" office:value-type="float" office:value="55.9971607366592" calcext:value-type="float">
            <text:p>56.0</text:p>
          </table:table-cell>
          <table:table-cell table:number-columns-repeated="2"/>
          <table:table-cell table:style-name="ce9"/>
          <table:table-cell table:number-columns-repeated="1003"/>
        </table:table-row>
        <table:table-row table:style-name="ro3">
          <table:table-cell table:number-columns-repeated="11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Dynami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667399" calcext:value-type="float">
            <text:p>0.667399</text:p>
          </table:table-cell>
          <table:table-cell table:style-name="ce13" table:formula="of:=[.$C$11]/[.E198]" office:value-type="float" office:value="19.9782528892012" calcext:value-type="float">
            <text:p>20.0</text:p>
          </table:table-cell>
          <table:table-cell/>
          <table:table-cell office:value-type="float" office:value="0.496466" calcext:value-type="float">
            <text:p>0.496466</text:p>
          </table:table-cell>
          <table:table-cell table:style-name="ce11" table:formula="of:=[.$C$11]/[.H198]" office:value-type="float" office:value="26.8567555482148" calcext:value-type="float">
            <text:p>26.9</text:p>
          </table:table-cell>
          <table:table-cell/>
          <table:table-cell office:value-type="float" office:value="0.661446" calcext:value-type="float">
            <text:p>0.661446</text:p>
          </table:table-cell>
          <table:table-cell table:style-name="ce9" table:formula="of:=[.$C$11]/[.K198]" office:value-type="float" office:value="20.1580567423493" calcext:value-type="float">
            <text:p>20.2</text:p>
          </table:table-cell>
          <table:table-cell/>
          <table:table-cell office:value-type="float" office:value="0.682937" calcext:value-type="float">
            <text:p>0.682937</text:p>
          </table:table-cell>
          <table:table-cell table:style-name="ce9" table:formula="of:=[.$C$11]/[.N198]" office:value-type="float" office:value="19.5237130218454" calcext:value-type="float">
            <text:p>19.5</text:p>
          </table:table-cell>
          <table:table-cell/>
          <table:table-cell office:value-type="float" office:value="0.663282" calcext:value-type="float">
            <text:p>0.663282</text:p>
          </table:table-cell>
          <table:table-cell table:style-name="ce9" table:formula="of:=[.$C$11]/[.Q198]" office:value-type="float" office:value="20.1022581647022" calcext:value-type="float">
            <text:p>20.1</text:p>
          </table:table-cell>
          <table:table-cell/>
          <table:table-cell office:value-type="float" office:value="0.681849" calcext:value-type="float">
            <text:p>0.681849</text:p>
          </table:table-cell>
          <table:table-cell table:style-name="ce9" table:formula="of:=[.$C$11]/[.T198]" office:value-type="float" office:value="19.5548662533787" calcext:value-type="float">
            <text:p>19.6</text:p>
          </table:table-cell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854596" calcext:value-type="float">
            <text:p>0.854596</text:p>
          </table:table-cell>
          <table:table-cell table:style-name="ce13" table:formula="of:=[.$C$12]/[.E199]" office:value-type="float" office:value="19.4548125664056" calcext:value-type="float">
            <text:p>19.5</text:p>
          </table:table-cell>
          <table:table-cell/>
          <table:table-cell office:value-type="float" office:value="0.669925" calcext:value-type="float">
            <text:p>0.669925</text:p>
          </table:table-cell>
          <table:table-cell table:style-name="ce13" table:formula="of:=[.$C$12]/[.H199]" office:value-type="float" office:value="24.8177109377915" calcext:value-type="float">
            <text:p>24.8</text:p>
          </table:table-cell>
          <table:table-cell/>
          <table:table-cell office:value-type="float" office:value="0.853175" calcext:value-type="float">
            <text:p>0.853175</text:p>
          </table:table-cell>
          <table:table-cell table:style-name="ce9" table:formula="of:=[.$C$12]/[.K199]" office:value-type="float" office:value="19.4872154012952" calcext:value-type="float">
            <text:p>19.5</text:p>
          </table:table-cell>
          <table:table-cell/>
          <table:table-cell office:value-type="float" office:value="0.875635" calcext:value-type="float">
            <text:p>0.875635</text:p>
          </table:table-cell>
          <table:table-cell table:style-name="ce9" table:formula="of:=[.$C$12]/[.N199]" office:value-type="float" office:value="18.9873691663764" calcext:value-type="float">
            <text:p>19.0</text:p>
          </table:table-cell>
          <table:table-cell/>
          <table:table-cell office:value-type="float" office:value="0.892028" calcext:value-type="float">
            <text:p>0.892028</text:p>
          </table:table-cell>
          <table:table-cell table:style-name="ce9" table:formula="of:=[.$C$12]/[.Q199]" office:value-type="float" office:value="18.6384339953454" calcext:value-type="float">
            <text:p>18.6</text:p>
          </table:table-cell>
          <table:table-cell table:number-columns-repeated="2"/>
          <table:table-cell table:style-name="ce9"/>
          <table:table-cell table:number-columns-repeated="1003"/>
        </table:table-row>
        <table:table-row table:style-name="ro3">
          <table:table-cell table:number-columns-repeated="11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146509" calcext:value-type="float">
            <text:p>0.146509</text:p>
          </table:table-cell>
          <table:table-cell table:style-name="ce13" table:formula="of:=[.$C$11]/[.E201]" office:value-type="float" office:value="91.0078288705813" calcext:value-type="float">
            <text:p>91.0</text:p>
          </table:table-cell>
          <table:table-cell/>
          <table:table-cell office:value-type="float" office:value="0.152495" calcext:value-type="float">
            <text:p>0.152495</text:p>
          </table:table-cell>
          <table:table-cell table:style-name="ce13" table:formula="of:=[.$C$11]/[.H201]" office:value-type="float" office:value="87.435430669858" calcext:value-type="float">
            <text:p>87.4</text:p>
          </table:table-cell>
          <table:table-cell/>
          <table:table-cell office:value-type="float" office:value="0.145718" calcext:value-type="float">
            <text:p>0.145718</text:p>
          </table:table-cell>
          <table:table-cell table:style-name="ce9" table:formula="of:=[.$C$11]/[.K201]" office:value-type="float" office:value="91.5018460313757" calcext:value-type="float">
            <text:p>91.5</text:p>
          </table:table-cell>
          <table:table-cell/>
          <table:table-cell office:value-type="float" office:value="0.145393" calcext:value-type="float">
            <text:p>0.145393</text:p>
          </table:table-cell>
          <table:table-cell table:style-name="ce9" table:formula="of:=[.$C$11]/[.N201]" office:value-type="float" office:value="91.7063820128892" calcext:value-type="float">
            <text:p>91.7</text:p>
          </table:table-cell>
          <table:table-cell/>
          <table:table-cell office:value-type="float" office:value="0.145202" calcext:value-type="float">
            <text:p>0.145202</text:p>
          </table:table-cell>
          <table:table-cell table:style-name="ce9" table:formula="of:=[.$C$11]/[.Q201]" office:value-type="float" office:value="91.8270134020193" calcext:value-type="float">
            <text:p>91.8</text:p>
          </table:table-cell>
          <table:table-cell/>
          <table:table-cell office:value-type="float" office:value="0.142315" calcext:value-type="float">
            <text:p>0.142315</text:p>
          </table:table-cell>
          <table:table-cell table:style-name="ce11" table:formula="of:=[.$C$11]/[.T201]" office:value-type="float" office:value="93.6898148473457" calcext:value-type="float">
            <text:p>93.7</text:p>
          </table:table-cell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58604" calcext:value-type="float">
            <text:p>0.258604</text:p>
          </table:table-cell>
          <table:table-cell table:style-name="ce13" table:formula="of:=[.$C$12]/[.E202]" office:value-type="float" office:value="64.2913682696323" calcext:value-type="float">
            <text:p>64.3</text:p>
          </table:table-cell>
          <table:table-cell/>
          <table:table-cell office:value-type="float" office:value="0.261259" calcext:value-type="float">
            <text:p>0.261259</text:p>
          </table:table-cell>
          <table:table-cell table:style-name="ce13" table:formula="of:=[.$C$12]/[.H202]" office:value-type="float" office:value="63.6380182118128" calcext:value-type="float">
            <text:p>63.6</text:p>
          </table:table-cell>
          <table:table-cell/>
          <table:table-cell office:value-type="float" office:value="0.259606" calcext:value-type="float">
            <text:p>0.259606</text:p>
          </table:table-cell>
          <table:table-cell table:style-name="ce9" table:formula="of:=[.$C$12]/[.K202]" office:value-type="float" office:value="64.043223192068" calcext:value-type="float">
            <text:p>64.0</text:p>
          </table:table-cell>
          <table:table-cell/>
          <table:table-cell office:value-type="float" office:value="0.257342" calcext:value-type="float">
            <text:p>0.257342</text:p>
          </table:table-cell>
          <table:table-cell table:style-name="ce9" table:formula="of:=[.$C$12]/[.N202]" office:value-type="float" office:value="64.6066518485129" calcext:value-type="float">
            <text:p>64.6</text:p>
          </table:table-cell>
          <table:table-cell/>
          <table:table-cell office:value-type="float" office:value="0.25753" calcext:value-type="float">
            <text:p>0.25753</text:p>
          </table:table-cell>
          <table:table-cell table:style-name="ce9" table:formula="of:=[.$C$12]/[.Q202]" office:value-type="float" office:value="64.5594882149652" calcext:value-type="float">
            <text:p>64.6</text:p>
          </table:table-cell>
          <table:table-cell table:number-columns-repeated="2"/>
          <table:table-cell table:style-name="ce9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2 St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087071" calcext:value-type="float">
            <text:p>0.087071</text:p>
          </table:table-cell>
          <table:table-cell table:style-name="ce11" table:formula="of:=[.$C$11]/[.E204]" office:value-type="float" office:value="153.133259064442" calcext:value-type="float">
            <text:p>153.1</text:p>
          </table:table-cell>
          <table:table-cell/>
          <table:table-cell office:value-type="float" office:value="0.096336" calcext:value-type="float">
            <text:p>0.096336</text:p>
          </table:table-cell>
          <table:table-cell table:style-name="ce13" table:formula="of:=[.$C$11]/[.H204]" office:value-type="float" office:value="138.405850357084" calcext:value-type="float">
            <text:p>138.4</text:p>
          </table:table-cell>
          <table:table-cell/>
          <table:table-cell office:value-type="float" office:value="0.088294" calcext:value-type="float">
            <text:p>0.088294</text:p>
          </table:table-cell>
          <table:table-cell table:style-name="ce13" table:formula="of:=[.$C$11]/[.K204]" office:value-type="float" office:value="151.012141255351" calcext:value-type="float">
            <text:p>151.0</text:p>
          </table:table-cell>
          <table:table-cell/>
          <table:table-cell office:value-type="float" office:value="0.088175" calcext:value-type="float">
            <text:p>0.088175</text:p>
          </table:table-cell>
          <table:table-cell table:style-name="ce13" table:formula="of:=[.$C$11]/[.N204]" office:value-type="float" office:value="151.215945562801" calcext:value-type="float">
            <text:p>151.2</text:p>
          </table:table-cell>
          <table:table-cell/>
          <table:table-cell office:value-type="float" office:value="0.087584" calcext:value-type="float">
            <text:p>0.087584</text:p>
          </table:table-cell>
          <table:table-cell table:style-name="ce13" table:formula="of:=[.$C$11]/[.Q204]" office:value-type="float" office:value="152.236321702594" calcext:value-type="float">
            <text:p>152.2</text:p>
          </table:table-cell>
          <table:table-cell/>
          <table:table-cell office:value-type="float" office:value="0.087297" calcext:value-type="float">
            <text:p>0.087297</text:p>
          </table:table-cell>
          <table:table-cell table:style-name="ce13" table:formula="of:=[.$C$11]/[.T204]" office:value-type="float" office:value="152.736817989163" calcext:value-type="float">
            <text:p>152.7</text:p>
          </table:table-cell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06984" calcext:value-type="float">
            <text:p>0.206984</text:p>
          </table:table-cell>
          <table:table-cell table:style-name="ce13" table:formula="of:=[.$C$12]/[.E205]" office:value-type="float" office:value="80.3250734356279" calcext:value-type="float">
            <text:p>80.3</text:p>
          </table:table-cell>
          <table:table-cell/>
          <table:table-cell office:value-type="float" office:value="0.249814" calcext:value-type="float">
            <text:p>0.249814</text:p>
          </table:table-cell>
          <table:table-cell table:style-name="ce13" table:formula="of:=[.$C$12]/[.H205]" office:value-type="float" office:value="66.553535830658" calcext:value-type="float">
            <text:p>66.6</text:p>
          </table:table-cell>
          <table:table-cell/>
          <table:table-cell office:value-type="float" office:value="0.212177" calcext:value-type="float">
            <text:p>0.212177</text:p>
          </table:table-cell>
          <table:table-cell table:style-name="ce13" table:formula="of:=[.$C$12]/[.K205]" office:value-type="float" office:value="78.3591294061091" calcext:value-type="float">
            <text:p>78.4</text:p>
          </table:table-cell>
          <table:table-cell/>
          <table:table-cell office:value-type="float" office:value="0.208283" calcext:value-type="float">
            <text:p>0.208283</text:p>
          </table:table-cell>
          <table:table-cell table:style-name="ce13" table:formula="of:=[.$C$12]/[.N205]" office:value-type="float" office:value="79.8241095048564" calcext:value-type="float">
            <text:p>79.8</text:p>
          </table:table-cell>
          <table:table-cell/>
          <table:table-cell office:value-type="float" office:value="0.210733" calcext:value-type="float">
            <text:p>0.210733</text:p>
          </table:table-cell>
          <table:table-cell table:style-name="ce13" table:formula="of:=[.$C$12]/[.Q205]" office:value-type="float" office:value="78.8960675356968" calcext:value-type="float">
            <text:p>78.9</text:p>
          </table:table-cell>
          <table:table-cell table:number-columns-repeated="2"/>
          <table:table-cell table:style-name="ce13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3 St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084449" calcext:value-type="float">
            <text:p>0.084449</text:p>
          </table:table-cell>
          <table:table-cell table:style-name="ce12" table:formula="of:=[.$C$11]/[.E207]" office:value-type="float" office:value="157.887790263946" calcext:value-type="float">
            <text:p>157.9</text:p>
          </table:table-cell>
          <table:table-cell/>
          <table:table-cell office:value-type="float" office:value="0.091799" calcext:value-type="float">
            <text:p>0.091799</text:p>
          </table:table-cell>
          <table:table-cell table:style-name="ce9" table:formula="of:=[.$C$11]/[.H207]" office:value-type="float" office:value="145.246309872657" calcext:value-type="float">
            <text:p>145.2</text:p>
          </table:table-cell>
          <table:table-cell/>
          <table:table-cell office:value-type="float" office:value="0.087065" calcext:value-type="float">
            <text:p>0.087065</text:p>
          </table:table-cell>
          <table:table-cell table:style-name="ce15" table:formula="of:=[.$C$11]/[.K207]" office:value-type="float" office:value="153.143812094412" calcext:value-type="float">
            <text:p>153.1</text:p>
          </table:table-cell>
          <table:table-cell/>
          <table:table-cell office:value-type="float" office:value="0.084155" calcext:value-type="float">
            <text:p>0.084155</text:p>
          </table:table-cell>
          <table:table-cell table:style-name="ce16" table:formula="of:=[.$C$11]/[.N207]" office:value-type="float" office:value="158.439379716" calcext:value-type="float">
            <text:p>158.4</text:p>
          </table:table-cell>
          <table:table-cell/>
          <table:table-cell office:value-type="float" office:value="0.084965" calcext:value-type="float">
            <text:p>0.084965</text:p>
          </table:table-cell>
          <table:table-cell table:style-name="ce15" table:formula="of:=[.$C$11]/[.Q207]" office:value-type="float" office:value="156.928923674454" calcext:value-type="float">
            <text:p>156.9</text:p>
          </table:table-cell>
          <table:table-cell/>
          <table:table-cell office:value-type="float" office:value="0.085468" calcext:value-type="float">
            <text:p>0.085468</text:p>
          </table:table-cell>
          <table:table-cell table:style-name="ce15" table:formula="of:=[.$C$11]/[.T207]" office:value-type="float" office:value="156.005358730753" calcext:value-type="float">
            <text:p>156.0</text:p>
          </table:table-cell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173955" calcext:value-type="float">
            <text:p>0.173955</text:p>
          </table:table-cell>
          <table:table-cell table:style-name="ce12" table:formula="of:=[.$C$12]/[.E208]" office:value-type="float" office:value="95.576470926389" calcext:value-type="float">
            <text:p>95.6</text:p>
          </table:table-cell>
          <table:table-cell/>
          <table:table-cell office:value-type="float" office:value="0.190799" calcext:value-type="float">
            <text:p>0.190799</text:p>
          </table:table-cell>
          <table:table-cell table:style-name="ce12" table:formula="of:=[.$C$12]/[.H208]" office:value-type="float" office:value="87.138847687881" calcext:value-type="float">
            <text:p>87.1</text:p>
          </table:table-cell>
          <table:table-cell/>
          <table:table-cell office:value-type="float" office:value="0.176559" calcext:value-type="float">
            <text:p>0.176559</text:p>
          </table:table-cell>
          <table:table-cell table:style-name="ce15" table:formula="of:=[.$C$12]/[.K208]" office:value-type="float" office:value="94.166850741112" calcext:value-type="float">
            <text:p>94.2</text:p>
          </table:table-cell>
          <table:table-cell/>
          <table:table-cell office:value-type="float" office:value="0.1745" calcext:value-type="float">
            <text:p>0.1745</text:p>
          </table:table-cell>
          <table:table-cell table:style-name="ce15" table:formula="of:=[.$C$12]/[.N208]" office:value-type="float" office:value="95.2779656160459" calcext:value-type="float">
            <text:p>95.3</text:p>
          </table:table-cell>
          <table:table-cell/>
          <table:table-cell office:value-type="float" office:value="0.175562" calcext:value-type="float">
            <text:p>0.175562</text:p>
          </table:table-cell>
          <table:table-cell table:style-name="ce15" table:formula="of:=[.$C$12]/[.Q208]" office:value-type="float" office:value="94.7016153837391" calcext:value-type="float">
            <text:p>94.7</text:p>
          </table:table-cell>
          <table:table-cell table:number-columns-repeated="2"/>
          <table:table-cell table:style-name="ce9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10 St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89614" calcext:value-type="float">
            <text:p>0.89614</text:p>
          </table:table-cell>
          <table:table-cell table:style-name="ce13" table:formula="of:=[.$C$11]/[.E210]" office:value-type="float" office:value="14.8787756377352" calcext:value-type="float">
            <text:p>14.9</text:p>
          </table:table-cell>
          <table:table-cell/>
          <table:table-cell office:value-type="float" office:value="0.08663" calcext:value-type="float">
            <text:p>0.08663</text:p>
          </table:table-cell>
          <table:table-cell table:style-name="ce12" table:formula="of:=[.$C$11]/[.H210]" office:value-type="float" office:value="153.912801569895" calcext:value-type="float">
            <text:p>153.9</text:p>
          </table:table-cell>
          <table:table-cell/>
          <table:table-cell office:value-type="float" office:value="0.092758" calcext:value-type="float">
            <text:p>0.092758</text:p>
          </table:table-cell>
          <table:table-cell table:style-name="ce9" table:formula="of:=[.$C$11]/[.K210]" office:value-type="float" office:value="143.744647361953" calcext:value-type="float">
            <text:p>143.7</text:p>
          </table:table-cell>
          <table:table-cell/>
          <table:table-cell office:value-type="float" office:value="0.09034" calcext:value-type="float">
            <text:p>0.09034</text:p>
          </table:table-cell>
          <table:table-cell table:style-name="ce9" table:formula="of:=[.$C$11]/[.N210]" office:value-type="float" office:value="147.592052247067" calcext:value-type="float">
            <text:p>147.6</text:p>
          </table:table-cell>
          <table:table-cell/>
          <table:table-cell office:value-type="float" office:value="0.091139" calcext:value-type="float">
            <text:p>0.091139</text:p>
          </table:table-cell>
          <table:table-cell table:style-name="ce9" table:formula="of:=[.$C$11]/[.Q210]" office:value-type="float" office:value="146.298138008975" calcext:value-type="float">
            <text:p>146.3</text:p>
          </table:table-cell>
          <table:table-cell/>
          <table:table-cell office:value-type="float" office:value="0.091775" calcext:value-type="float">
            <text:p>0.091775</text:p>
          </table:table-cell>
          <table:table-cell table:style-name="ce9" table:formula="of:=[.$C$11]/[.T210]" office:value-type="float" office:value="145.284293108145" calcext:value-type="float">
            <text:p>145.3</text:p>
          </table:table-cell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04078" calcext:value-type="float">
            <text:p>0.204078</text:p>
          </table:table-cell>
          <table:table-cell table:style-name="ce13" table:formula="of:=[.$C$12]/[.E211]" office:value-type="float" office:value="81.4688746459687" calcext:value-type="float">
            <text:p>81.5</text:p>
          </table:table-cell>
          <table:table-cell/>
          <table:table-cell office:value-type="float" office:value="0.242443" calcext:value-type="float">
            <text:p>0.242443</text:p>
          </table:table-cell>
          <table:table-cell table:style-name="ce13" table:formula="of:=[.$C$12]/[.H211]" office:value-type="float" office:value="68.5769644823732" calcext:value-type="float">
            <text:p>68.6</text:p>
          </table:table-cell>
          <table:table-cell/>
          <table:table-cell office:value-type="float" office:value="0.207722" calcext:value-type="float">
            <text:p>0.207722</text:p>
          </table:table-cell>
          <table:table-cell table:style-name="ce9" table:formula="of:=[.$C$12]/[.K211]" office:value-type="float" office:value="80.0396924735945" calcext:value-type="float">
            <text:p>80.0</text:p>
          </table:table-cell>
          <table:table-cell/>
          <table:table-cell office:value-type="float" office:value="0.204139" calcext:value-type="float">
            <text:p>0.204139</text:p>
          </table:table-cell>
          <table:table-cell table:style-name="ce9" table:formula="of:=[.$C$12]/[.N211]" office:value-type="float" office:value="81.4445304424926" calcext:value-type="float">
            <text:p>81.4</text:p>
          </table:table-cell>
          <table:table-cell/>
          <table:table-cell office:value-type="float" office:value="0.206695" calcext:value-type="float">
            <text:p>0.206695</text:p>
          </table:table-cell>
          <table:table-cell table:style-name="ce9" table:formula="of:=[.$C$12]/[.Q211]" office:value-type="float" office:value="80.4373835845086" calcext:value-type="float">
            <text:p>80.4</text:p>
          </table:table-cell>
          <table:table-cell table:number-columns-repeated="2"/>
          <table:table-cell table:style-name="ce9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2 Sh St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091603" calcext:value-type="float">
            <text:p>0.091603</text:p>
          </table:table-cell>
          <table:table-cell table:style-name="ce13" table:formula="of:=[.$C$11]/[.E213]" office:value-type="float" office:value="145.557088741635" calcext:value-type="float">
            <text:p>145.6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8324" calcext:value-type="float">
            <text:p>0.28324</text:p>
          </table:table-cell>
          <table:table-cell table:style-name="ce13" table:formula="of:=[.$C$12]/[.E214]" office:value-type="float" office:value="58.6993539048157" calcext:value-type="float">
            <text:p>58.7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3 Sh St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088686" calcext:value-type="float">
            <text:p>0.088686</text:p>
          </table:table-cell>
          <table:table-cell table:style-name="ce13" table:formula="of:=[.$C$11]/[.E216]" office:value-type="float" office:value="150.34465417315" calcext:value-type="float">
            <text:p>150.3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01819" calcext:value-type="float">
            <text:p>0.201819</text:p>
          </table:table-cell>
          <table:table-cell table:style-name="ce13" table:formula="of:=[.$C$12]/[.E217]" office:value-type="float" office:value="82.3807718797536" calcext:value-type="float">
            <text:p>82.4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10 Sh St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096168" calcext:value-type="float">
            <text:p>0.096168</text:p>
          </table:table-cell>
          <table:table-cell table:style-name="ce13" table:formula="of:=[.$C$11]/[.E219]" office:value-type="float" office:value="138.647637467765" calcext:value-type="float">
            <text:p>138.6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73187" calcext:value-type="float">
            <text:p>0.273187</text:p>
          </table:table-cell>
          <table:table-cell table:style-name="ce13" table:formula="of:=[.$C$12]/[.E220]" office:value-type="float" office:value="60.8594296214681" calcext:value-type="float">
            <text:p>60.9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h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15135" calcext:value-type="float">
            <text:p>0.15135</text:p>
          </table:table-cell>
          <table:table-cell table:style-name="ce13" table:formula="of:=[.$C$11]/[.E222]" office:value-type="float" office:value="88.0969012223323" calcext:value-type="float">
            <text:p>88.1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76721" calcext:value-type="float">
            <text:p>0.276721</text:p>
          </table:table-cell>
          <table:table-cell table:style-name="ce13" table:formula="of:=[.$C$12]/[.E223]" office:value-type="float" office:value="60.0821947015225" calcext:value-type="float">
            <text:p>60.1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h Dy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669647" calcext:value-type="float">
            <text:p>0.669647</text:p>
          </table:table-cell>
          <table:table-cell table:style-name="ce13" table:formula="of:=[.$C$11]/[.E225]" office:value-type="float" office:value="19.9111860427957" calcext:value-type="float">
            <text:p>19.9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871286" calcext:value-type="float">
            <text:p>0.871286</text:p>
          </table:table-cell>
          <table:table-cell table:style-name="ce13" table:formula="of:=[.$C$12]/[.E226]" office:value-type="float" office:value="19.0821440950503" calcext:value-type="float">
            <text:p>19.1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Dy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216657" calcext:value-type="float">
            <text:p>0.216657</text:p>
          </table:table-cell>
          <table:table-cell table:style-name="ce13" table:formula="of:=[.$C$11]/[.E228]" office:value-type="float" office:value="61.5418195581034" calcext:value-type="float">
            <text:p>61.5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346535" calcext:value-type="float">
            <text:p>0.346535</text:p>
          </table:table-cell>
          <table:table-cell table:style-name="ce13" table:formula="of:=[.$C$12]/[.E229]" office:value-type="float" office:value="47.977852165005" calcext:value-type="float">
            <text:p>48.0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h Dy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220797" calcext:value-type="float">
            <text:p>0.220797</text:p>
          </table:table-cell>
          <table:table-cell table:style-name="ce13" table:formula="of:=[.$C$11]/[.E231]" office:value-type="float" office:value="60.3878947630629" calcext:value-type="float">
            <text:p>60.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367161" calcext:value-type="float">
            <text:p>0.367161</text:p>
          </table:table-cell>
          <table:table-cell table:style-name="ce13" table:formula="of:=[.$C$12]/[.E232]" office:value-type="float" office:value="45.2826008208933" calcext:value-type="float">
            <text:p>45.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2 Sh Str Dy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189309" calcext:value-type="float">
            <text:p>0.189309</text:p>
          </table:table-cell>
          <table:table-cell table:style-name="ce13" table:formula="of:=[.$C$11]/[.E234]" office:value-type="float" office:value="70.4322879525009" calcext:value-type="float">
            <text:p>70.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9214" calcext:value-type="float">
            <text:p>0.29214</text:p>
          </table:table-cell>
          <table:table-cell table:style-name="ce13" table:formula="of:=[.$C$12]/[.E235]" office:value-type="float" office:value="56.9110871499966" calcext:value-type="float">
            <text:p>56.9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3 Sh Str Dy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187612" calcext:value-type="float">
            <text:p>0.187612</text:p>
          </table:table-cell>
          <table:table-cell table:style-name="ce13" table:formula="of:=[.$C$11]/[.E237]" office:value-type="float" office:value="71.0693665650385" calcext:value-type="float">
            <text:p>71.1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80255" calcext:value-type="float">
            <text:p>0.280255</text:p>
          </table:table-cell>
          <table:table-cell table:style-name="ce13" table:formula="of:=[.$C$12]/[.E238]" office:value-type="float" office:value="59.3245615600079" calcext:value-type="float">
            <text:p>59.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10 Sh Str Dy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172994" calcext:value-type="float">
            <text:p>0.172994</text:p>
          </table:table-cell>
          <table:table-cell table:style-name="ce13" table:formula="of:=[.$C$11]/[.E240]" office:value-type="float" office:value="77.0747309155231" calcext:value-type="float">
            <text:p>77.1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74142" calcext:value-type="float">
            <text:p>0.274142</text:p>
          </table:table-cell>
          <table:table-cell table:style-name="ce13" table:formula="of:=[.$C$12]/[.E241]" office:value-type="float" office:value="60.6474199502448" calcext:value-type="float">
            <text:p>60.6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2 Str Dy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189406" calcext:value-type="float">
            <text:p>0.189406</text:p>
          </table:table-cell>
          <table:table-cell table:style-name="ce13" table:formula="of:=[.$C$11]/[.E243]" office:value-type="float" office:value="70.3962176488601" calcext:value-type="float">
            <text:p>70.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9384" calcext:value-type="float">
            <text:p>0.29384</text:p>
          </table:table-cell>
          <table:table-cell table:style-name="ce13" table:formula="of:=[.$C$12]/[.E244]" office:value-type="float" office:value="56.5818302477539" calcext:value-type="float">
            <text:p>56.6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3 Str Dy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180933" calcext:value-type="float">
            <text:p>0.180933</text:p>
          </table:table-cell>
          <table:table-cell table:style-name="ce13" table:formula="of:=[.$C$11]/[.E246]" office:value-type="float" office:value="73.6928365748647" calcext:value-type="float">
            <text:p>73.7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80338" calcext:value-type="float">
            <text:p>0.280338</text:p>
          </table:table-cell>
          <table:table-cell table:style-name="ce13" table:formula="of:=[.$C$12]/[.E247]" office:value-type="float" office:value="59.3069972675841" calcext:value-type="float">
            <text:p>59.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10 Str Dy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171775" calcext:value-type="float">
            <text:p>0.171775</text:p>
          </table:table-cell>
          <table:table-cell table:style-name="ce13" table:formula="of:=[.$C$11]/[.E249]" office:value-type="float" office:value="77.6216911657692" calcext:value-type="float">
            <text:p>77.6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76211" calcext:value-type="float">
            <text:p>0.276211</text:p>
          </table:table-cell>
          <table:table-cell table:style-name="ce13" table:formula="of:=[.$C$12]/[.E250]" office:value-type="float" office:value="60.1931313379989" calcext:value-type="float">
            <text:p>60.2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2 Str Dy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612233" calcext:value-type="float">
            <text:p>0.612233</text:p>
          </table:table-cell>
          <table:table-cell table:style-name="ce13" table:formula="of:=[.$C$11]/[.E252]" office:value-type="float" office:value="21.7784176939172" calcext:value-type="float">
            <text:p>21.8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859885" calcext:value-type="float">
            <text:p>0.859885</text:p>
          </table:table-cell>
          <table:table-cell table:style-name="ce13" table:formula="of:=[.$C$12]/[.E253]" office:value-type="float" office:value="19.3351494676614" calcext:value-type="float">
            <text:p>19.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3 Str Dy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678331" calcext:value-type="float">
            <text:p>0.678331</text:p>
          </table:table-cell>
          <table:table-cell table:style-name="ce13" table:formula="of:=[.$C$11]/[.E255]" office:value-type="float" office:value="19.6562828471646" calcext:value-type="float">
            <text:p>19.7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871495" calcext:value-type="float">
            <text:p>0.871495</text:p>
          </table:table-cell>
          <table:table-cell table:style-name="ce13" table:formula="of:=[.$C$12]/[.E256]" office:value-type="float" office:value="19.0775678575322" calcext:value-type="float">
            <text:p>19.1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10 Str Dy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695577" calcext:value-type="float">
            <text:p>0.695577</text:p>
          </table:table-cell>
          <table:table-cell table:style-name="ce13" table:formula="of:=[.$C$11]/[.E258]" office:value-type="float" office:value="19.1689288173703" calcext:value-type="float">
            <text:p>19.2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888598" calcext:value-type="float">
            <text:p>0.888598</text:p>
          </table:table-cell>
          <table:table-cell table:style-name="ce13" table:formula="of:=[.$C$12]/[.E259]" office:value-type="float" office:value="18.7103785963957" calcext:value-type="float">
            <text:p>18.7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2 Sh Str Dy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687878" calcext:value-type="float">
            <text:p>0.687878</text:p>
          </table:table-cell>
          <table:table-cell table:style-name="ce13" table:formula="of:=[.$C$11]/[.E261]" office:value-type="float" office:value="19.3834749766674" calcext:value-type="float">
            <text:p>19.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892867" calcext:value-type="float">
            <text:p>0.892867</text:p>
          </table:table-cell>
          <table:table-cell table:style-name="ce13" table:formula="of:=[.$C$12]/[.E262]" office:value-type="float" office:value="18.6209200250429" calcext:value-type="float">
            <text:p>18.6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3 Sh Str Dy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641451" calcext:value-type="float">
            <text:p>0.641451</text:p>
          </table:table-cell>
          <table:table-cell table:style-name="ce13" table:formula="of:=[.$C$11]/[.E264]" office:value-type="float" office:value="20.7864139271745" calcext:value-type="float">
            <text:p>20.8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868623" calcext:value-type="float">
            <text:p>0.868623</text:p>
          </table:table-cell>
          <table:table-cell table:style-name="ce13" table:formula="of:=[.$C$12]/[.E265]" office:value-type="float" office:value="19.1406455965361" calcext:value-type="float">
            <text:p>19.1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10 Sh Str Dy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71646" calcext:value-type="float">
            <text:p>0.71646</text:p>
          </table:table-cell>
          <table:table-cell table:style-name="ce13" table:formula="of:=[.$C$11]/[.E267]" office:value-type="float" office:value="18.6102029422438" calcext:value-type="float">
            <text:p>18.6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936731" calcext:value-type="float">
            <text:p>0.936731</text:p>
          </table:table-cell>
          <table:table-cell table:style-name="ce13" table:formula="of:=[.$C$12]/[.E268]" office:value-type="float" office:value="17.7489642170484" calcext:value-type="float">
            <text:p>17.7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2 Str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151494" calcext:value-type="float">
            <text:p>0.151494</text:p>
          </table:table-cell>
          <table:table-cell table:style-name="ce13" table:formula="of:=[.$C$11]/[.E270]" office:value-type="float" office:value="88.0131622374484" calcext:value-type="float">
            <text:p>88.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481" calcext:value-type="float">
            <text:p>0.2481</text:p>
          </table:table-cell>
          <table:table-cell table:style-name="ce13" table:formula="of:=[.$C$12]/[.E271]" office:value-type="float" office:value="67.0133212414349" calcext:value-type="float">
            <text:p>67.0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3 Str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150948" calcext:value-type="float">
            <text:p>0.150948</text:p>
          </table:table-cell>
          <table:table-cell table:style-name="ce13" table:formula="of:=[.$C$11]/[.E273]" office:value-type="float" office:value="88.3315181386968" calcext:value-type="float">
            <text:p>88.3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36057" calcext:value-type="float">
            <text:p>0.236057</text:p>
          </table:table-cell>
          <table:table-cell table:style-name="ce13" table:formula="of:=[.$C$12]/[.E274]" office:value-type="float" office:value="70.4321625709045" calcext:value-type="float">
            <text:p>70.4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10 Str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16363" calcext:value-type="float">
            <text:p>0.16363</text:p>
          </table:table-cell>
          <table:table-cell table:style-name="ce13" table:formula="of:=[.$C$11]/[.E276]" office:value-type="float" office:value="81.4854611012651" calcext:value-type="float">
            <text:p>81.5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34414" calcext:value-type="float">
            <text:p>0.234414</text:p>
          </table:table-cell>
          <table:table-cell table:style-name="ce13" table:formula="of:=[.$C$12]/[.E277]" office:value-type="float" office:value="70.9258192770056" calcext:value-type="float">
            <text:p>70.9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2 Sh Str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149862" calcext:value-type="float">
            <text:p>0.149862</text:p>
          </table:table-cell>
          <table:table-cell table:style-name="ce13" table:formula="of:=[.$C$11]/[.E279]" office:value-type="float" office:value="88.9716272303853" calcext:value-type="float">
            <text:p>89.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51144" calcext:value-type="float">
            <text:p>0.251144</text:p>
          </table:table-cell>
          <table:table-cell table:style-name="ce13" table:formula="of:=[.$C$12]/[.E280]" office:value-type="float" office:value="66.2010838403466" calcext:value-type="float">
            <text:p>66.2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3 Sh Str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157868" calcext:value-type="float">
            <text:p>0.157868</text:p>
          </table:table-cell>
          <table:table-cell table:style-name="ce13" table:formula="of:=[.$C$11]/[.E282]" office:value-type="float" office:value="84.459586489979" calcext:value-type="float">
            <text:p>84.5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41748" calcext:value-type="float">
            <text:p>0.241748</text:p>
          </table:table-cell>
          <table:table-cell table:style-name="ce13" table:formula="of:=[.$C$12]/[.E283]" office:value-type="float" office:value="68.7741160216424" calcext:value-type="float">
            <text:p>68.8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10 Sh Str M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0.158664" calcext:value-type="float">
            <text:p>0.158664</text:p>
          </table:table-cell>
          <table:table-cell table:style-name="ce13" table:formula="of:=[.$C$11]/[.E285]" office:value-type="float" office:value="84.0358619472596" calcext:value-type="float">
            <text:p>84.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ouble</text:p>
          </table:table-cell>
          <table:table-cell office:value-type="float" office:value="0.230636" calcext:value-type="float">
            <text:p>0.230636</text:p>
          </table:table-cell>
          <table:table-cell table:style-name="ce13" table:formula="of:=[.$C$12]/[.E286]" office:value-type="float" office:value="72.0876402643126" calcext:value-type="float">
            <text:p>72.1</text:p>
          </table:table-cell>
          <table:table-cell table:number-columns-repeated="1018"/>
        </table:table-row>
        <table:table-row table:style-name="ro3" table:number-rows-repeated="104828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Cronin</meta:initial-creator>
    <meta:creation-date>2017-05-18T20:48:42.535134352</meta:creation-date>
    <dc:date>2017-05-19T01:04:00.678444471</dc:date>
    <dc:creator>Robert Cronin</dc:creator>
    <meta:editing-duration>PT38M37S</meta:editing-duration>
    <meta:editing-cycles>2</meta:editing-cycles>
    <meta:generator>LibreOffice/4.3.7.2$Linux_X86_64 LibreOffice_project/430$Build-2</meta:generator>
    <meta:document-statistic meta:table-count="1" meta:cell-count="5957" meta:object-count="0"/>
  </office:meta>
</office:document-meta>
</file>